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kzidenz" svg:font-family="Akzidenz, 'Helvetica Neue', Helvetica, Arial, sans-serif"/>
    <style:font-face style:name="Open Sans" svg:font-family="'Open Sans', Arial, Helvetica, sans-serif"/>
    <style:font-face style:name="Source Code Pro" svg:font-family="'Source Code Pro',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2f29" officeooo:paragraph-rsid="00192f29"/>
    </style:style>
    <style:style style:name="P2" style:family="paragraph" style:parent-style-name="Standard">
      <style:text-properties fo:font-weight="bold" officeooo:rsid="001a3e5d" officeooo:paragraph-rsid="003faa1c" style:font-weight-asian="bold" style:font-weight-complex="bold"/>
    </style:style>
    <style:style style:name="P3" style:family="paragraph" style:parent-style-name="Standard">
      <style:text-properties fo:font-weight="bold" officeooo:rsid="001a3e5d" officeooo:paragraph-rsid="004059e7" style:font-weight-asian="bold" style:font-weight-complex="bold"/>
    </style:style>
    <style:style style:name="P4" style:family="paragraph" style:parent-style-name="Standard">
      <style:text-properties fo:font-weight="bold" officeooo:rsid="001a3e5d" officeooo:paragraph-rsid="00405e3d" style:font-weight-asian="bold" style:font-weight-complex="bold"/>
    </style:style>
    <style:style style:name="P5" style:family="paragraph" style:parent-style-name="Standard">
      <style:text-properties officeooo:rsid="004ae71f" officeooo:paragraph-rsid="004ae71f"/>
    </style:style>
    <style:style style:name="P6" style:family="paragraph" style:parent-style-name="Standard">
      <style:text-properties style:font-name="Arial" fo:font-size="10pt" officeooo:rsid="004d3b70" officeooo:paragraph-rsid="004d3b70" style:font-size-asian="10pt" style:font-size-complex="10pt"/>
    </style:style>
    <style:style style:name="P7" style:family="paragraph" style:parent-style-name="Standard">
      <style:text-properties style:font-name="Arial" fo:font-size="10pt" officeooo:rsid="004d3b70" officeooo:paragraph-rsid="0050e639" style:font-size-asian="10pt" style:font-size-complex="10pt"/>
    </style:style>
    <style:style style:name="P8" style:family="paragraph" style:parent-style-name="Standard">
      <style:text-properties style:font-name="Arial" fo:font-size="10pt" officeooo:rsid="005a3d93" officeooo:paragraph-rsid="005a3d93" style:font-size-asian="10pt" style:font-size-complex="10pt"/>
    </style:style>
    <style:style style:name="P9" style:family="paragraph" style:parent-style-name="Standard">
      <style:text-properties style:font-name="Arial" fo:font-size="10pt" officeooo:rsid="005c201a" officeooo:paragraph-rsid="005c201a" style:font-size-asian="10pt" style:font-size-complex="10pt"/>
    </style:style>
    <style:style style:name="P10" style:family="paragraph" style:parent-style-name="Standard">
      <style:text-properties officeooo:paragraph-rsid="0033c2bd"/>
    </style:style>
    <style:style style:name="P11" style:family="paragraph" style:parent-style-name="Text_20_body">
      <style:text-properties style:font-name="Arial" fo:font-size="10pt" officeooo:rsid="004e5fe2" officeooo:paragraph-rsid="004e5fe2" style:font-size-asian="10pt" style:font-size-complex="10pt"/>
    </style:style>
    <style:style style:name="P12" style:family="paragraph" style:parent-style-name="Text_20_body">
      <style:text-properties style:font-name="Arial" fo:font-size="10pt" officeooo:rsid="005a3d93" officeooo:paragraph-rsid="005a3d93" style:font-size-asian="10pt" style:font-size-complex="10pt"/>
    </style:style>
    <style:style style:name="P13" style:family="paragraph" style:parent-style-name="Text_20_body">
      <style:text-properties style:font-name="Arial" fo:font-size="10pt" officeooo:paragraph-rsid="005b9e01"/>
    </style:style>
    <style:style style:name="P14" style:family="paragraph" style:parent-style-name="Text_20_body">
      <style:text-properties fo:font-variant="normal" fo:text-transform="none" fo:color="#313030" style:font-name="Akzidenz" fo:font-size="18pt" fo:letter-spacing="normal" fo:font-style="normal" fo:font-weight="normal" officeooo:rsid="005a3d93" officeooo:paragraph-rsid="005a3d93" style:font-size-asian="10pt" style:font-size-complex="10pt"/>
    </style:style>
    <style:style style:name="P15" style:family="paragraph" style:parent-style-name="Text_20_body">
      <style:paragraph-properties fo:margin-left="0cm" fo:margin-right="0cm" fo:margin-top="0.635cm" fo:margin-bottom="0.635cm" loext:contextual-spacing="false" fo:orphans="2" fo:widows="2" fo:text-indent="0cm" style:auto-text-indent="false"/>
    </style:style>
    <style:style style:name="P16" style:family="paragraph" style:parent-style-name="Standard">
      <style:text-properties fo:font-variant="normal" fo:text-transform="none" fo:color="#313030" style:font-name="Arial" fo:font-size="10pt" fo:letter-spacing="normal" fo:font-style="normal" fo:font-weight="bold" officeooo:rsid="004ae71f" officeooo:paragraph-rsid="004ae71f" style:font-size-asian="10pt" style:font-size-complex="10pt"/>
    </style:style>
    <style:style style:name="P17" style:family="paragraph" style:parent-style-name="Standard">
      <style:text-properties fo:font-variant="normal" fo:text-transform="none" fo:color="#313030" style:font-name="Arial" fo:font-size="10pt" fo:letter-spacing="normal" fo:font-style="normal" fo:font-weight="bold" officeooo:rsid="004b18eb" officeooo:paragraph-rsid="004b18eb" style:font-size-asian="10pt" style:font-size-complex="10pt"/>
    </style:style>
    <style:style style:name="P18" style:family="paragraph" style:parent-style-name="Standard">
      <style:text-properties fo:font-variant="normal" fo:text-transform="none" fo:color="#313030" style:font-name="Arial" fo:font-size="10pt" fo:letter-spacing="normal" fo:font-style="normal" fo:font-weight="bold" officeooo:paragraph-rsid="004d3b70" style:font-size-asian="10pt" style:font-size-complex="10pt"/>
    </style:style>
    <style:style style:name="P19" style:family="paragraph" style:parent-style-name="Standard">
      <style:text-properties fo:font-variant="normal" fo:text-transform="none" fo:color="#313030" style:font-name="Arial" fo:font-size="10pt" fo:letter-spacing="normal" fo:font-style="normal" fo:font-weight="bold" officeooo:rsid="004d3b70" officeooo:paragraph-rsid="004d3b70" style:font-size-asian="10pt" style:font-size-complex="10pt"/>
    </style:style>
    <style:style style:name="P20" style:family="paragraph" style:parent-style-name="Standard">
      <style:text-properties fo:font-variant="normal" fo:text-transform="none" fo:color="#313030" style:font-name="Arial" fo:font-size="10pt" fo:letter-spacing="normal" fo:font-style="normal" fo:font-weight="bold" officeooo:rsid="004d3b70" officeooo:paragraph-rsid="0050e639" style:font-size-asian="10pt" style:font-size-complex="10pt"/>
    </style:style>
    <style:style style:name="P21" style:family="paragraph" style:parent-style-name="Standard">
      <style:text-properties fo:font-variant="normal" fo:text-transform="none" fo:color="#313030" style:font-name="Arial" fo:font-size="10pt" fo:letter-spacing="normal" fo:font-style="normal" fo:font-weight="bold" officeooo:rsid="004d6fdb" officeooo:paragraph-rsid="004d6fdb" style:font-size-asian="10pt" style:font-size-complex="10pt"/>
    </style:style>
    <style:style style:name="P22" style:family="paragraph" style:parent-style-name="Standard">
      <style:text-properties fo:font-variant="normal" fo:text-transform="none" fo:color="#313030" style:font-name="Arial" fo:font-size="10pt" fo:letter-spacing="normal" fo:font-style="normal" fo:font-weight="normal" officeooo:paragraph-rsid="0033c2bd" style:font-size-asian="10pt" style:font-size-complex="10pt"/>
    </style:style>
    <style:style style:name="P23" style:family="paragraph" style:parent-style-name="Standard">
      <style:text-properties fo:font-variant="normal" fo:text-transform="none" fo:color="#494747" style:font-name="Arial" fo:font-size="10pt" fo:letter-spacing="normal" fo:font-style="normal" fo:font-weight="normal" officeooo:rsid="004d3b70" officeooo:paragraph-rsid="004d3b70" style:font-size-asian="10pt" style:font-size-complex="10pt"/>
    </style:style>
    <style:style style:name="P24" style:family="paragraph" style:parent-style-name="Standard">
      <style:text-properties fo:font-variant="normal" fo:text-transform="none" fo:color="#494747" style:font-name="Arial" fo:font-size="10pt" fo:letter-spacing="normal" fo:font-style="normal" fo:font-weight="normal" officeooo:rsid="0058d9ae" officeooo:paragraph-rsid="0058d9ae" style:font-size-asian="10pt" style:font-size-complex="10pt"/>
    </style:style>
    <style:style style:name="P25" style:family="paragraph" style:parent-style-name="Standard">
      <style:text-properties fo:font-variant="normal" fo:text-transform="none" fo:color="#494747" style:font-name="Arial" fo:font-size="10pt" fo:letter-spacing="normal" fo:font-style="normal" fo:font-weight="normal" officeooo:rsid="005a3d93" officeooo:paragraph-rsid="005a3d93" style:font-size-asian="10pt" style:font-size-complex="10pt"/>
    </style:style>
    <style:style style:name="P26" style:family="paragraph" style:parent-style-name="Standard">
      <style:text-properties fo:font-weight="bold" officeooo:rsid="001a3e5d" officeooo:paragraph-rsid="003faa1c" style:font-weight-asian="bold" style:font-weight-complex="bold"/>
    </style:style>
    <style:style style:name="P27" style:family="paragraph" style:parent-style-name="Standard">
      <style:text-properties fo:font-weight="bold" officeooo:rsid="001a3e5d" officeooo:paragraph-rsid="00384d60" style:font-weight-asian="bold" style:font-weight-complex="bold"/>
    </style:style>
    <style:style style:name="P28" style:family="paragraph" style:parent-style-name="Standard">
      <style:text-properties fo:color="#000000" style:font-name="Arial" fo:font-size="10pt" fo:letter-spacing="normal" fo:font-style="italic" fo:font-weight="bold" officeooo:rsid="004ae71f" officeooo:paragraph-rsid="004ae71f" style:font-size-asian="10pt" style:font-size-complex="10pt"/>
    </style:style>
    <style:style style:name="P29" style:family="paragraph" style:parent-style-name="Standard">
      <style:text-properties style:font-name="Arial" fo:font-size="10pt" officeooo:rsid="001bd367" officeooo:paragraph-rsid="001bd367" style:font-size-asian="10pt" style:font-size-complex="10pt"/>
    </style:style>
    <style:style style:name="P30" style:family="paragraph" style:parent-style-name="Standard">
      <style:text-properties style:font-name="Arial" fo:font-size="10pt" officeooo:rsid="001bd367" officeooo:paragraph-rsid="004551bd" style:font-size-asian="10pt" style:font-size-complex="10pt"/>
    </style:style>
    <style:style style:name="P31" style:family="paragraph" style:parent-style-name="Standard">
      <style:text-properties style:font-name="Arial" fo:font-size="10pt" officeooo:paragraph-rsid="0028d534" style:font-size-asian="10pt" style:font-size-complex="10pt"/>
    </style:style>
    <style:style style:name="P32" style:family="paragraph" style:parent-style-name="Standard">
      <style:text-properties style:font-name="Arial" fo:font-size="10pt" officeooo:paragraph-rsid="00296ed5" style:font-size-asian="10pt" style:font-size-complex="10pt"/>
    </style:style>
    <style:style style:name="P33" style:family="paragraph" style:parent-style-name="Standard">
      <style:text-properties style:font-name="Arial" fo:font-size="10pt" officeooo:rsid="001b0dea" officeooo:paragraph-rsid="00296ed5" style:font-size-asian="10pt" style:font-size-complex="10pt"/>
    </style:style>
    <style:style style:name="P34" style:family="paragraph" style:parent-style-name="Standard">
      <style:text-properties style:font-name="Arial" fo:font-size="10pt" officeooo:rsid="001b0dea" officeooo:paragraph-rsid="002a2e3c" style:font-size-asian="10pt" style:font-size-complex="10pt"/>
    </style:style>
    <style:style style:name="P35" style:family="paragraph" style:parent-style-name="Standard">
      <style:text-properties style:font-name="Arial" fo:font-size="10pt" officeooo:rsid="001b0dea" officeooo:paragraph-rsid="001b0dea" style:font-size-asian="10pt" style:font-size-complex="10pt"/>
    </style:style>
    <style:style style:name="P36" style:family="paragraph" style:parent-style-name="Standard">
      <style:text-properties style:font-name="Arial" fo:font-size="10pt" officeooo:rsid="00296ed5" officeooo:paragraph-rsid="00296ed5" style:font-size-asian="10pt" style:font-size-complex="10pt"/>
    </style:style>
    <style:style style:name="P37" style:family="paragraph" style:parent-style-name="Standard">
      <style:text-properties style:font-name="Arial" fo:font-size="10pt" officeooo:rsid="002a2e3c" officeooo:paragraph-rsid="002a2e3c" style:font-size-asian="10pt" style:font-size-complex="10pt"/>
    </style:style>
    <style:style style:name="P38" style:family="paragraph" style:parent-style-name="Standard">
      <style:text-properties style:font-name="Arial" fo:font-size="10pt" officeooo:rsid="002a2e3c" officeooo:paragraph-rsid="004551bd" style:font-size-asian="10pt" style:font-size-complex="10pt"/>
    </style:style>
    <style:style style:name="P39" style:family="paragraph" style:parent-style-name="Standard">
      <style:text-properties style:font-name="Arial" fo:font-size="10pt" officeooo:rsid="001b8a8e" officeooo:paragraph-rsid="002a2e3c" style:font-size-asian="10pt" style:font-size-complex="10pt"/>
    </style:style>
    <style:style style:name="P40" style:family="paragraph" style:parent-style-name="Standard">
      <style:text-properties style:font-name="Arial" fo:font-size="10pt" officeooo:rsid="001b8a8e" officeooo:paragraph-rsid="001b8a8e" style:font-size-asian="10pt" style:font-size-complex="10pt"/>
    </style:style>
    <style:style style:name="P41" style:family="paragraph" style:parent-style-name="Standard">
      <style:text-properties style:font-name="Arial" fo:font-size="10pt" officeooo:rsid="001b8a8e" officeooo:paragraph-rsid="002dff85" style:font-size-asian="10pt" style:font-size-complex="10pt"/>
    </style:style>
    <style:style style:name="P42" style:family="paragraph" style:parent-style-name="Standard">
      <style:text-properties style:font-name="Arial" fo:font-size="10pt" officeooo:rsid="001b8a8e" officeooo:paragraph-rsid="001bd367" style:font-size-asian="10pt" style:font-size-complex="10pt"/>
    </style:style>
    <style:style style:name="P43" style:family="paragraph" style:parent-style-name="Standard">
      <style:text-properties style:font-name="Arial" fo:font-size="10pt" officeooo:paragraph-rsid="001b8a8e" style:font-size-asian="10pt" style:font-size-complex="10pt"/>
    </style:style>
    <style:style style:name="P44" style:family="paragraph" style:parent-style-name="Standard">
      <style:text-properties style:font-name="Arial" fo:font-size="10pt" officeooo:rsid="002dff85" officeooo:paragraph-rsid="002dff85" style:font-size-asian="10pt" style:font-size-complex="10pt"/>
    </style:style>
    <style:style style:name="P45" style:family="paragraph" style:parent-style-name="Standard">
      <style:text-properties style:font-name="Arial" fo:font-size="10pt" officeooo:rsid="004551bd" officeooo:paragraph-rsid="004551bd" style:font-size-asian="10pt" style:font-size-complex="10pt"/>
    </style:style>
    <style:style style:name="P46" style:family="paragraph" style:parent-style-name="Standard">
      <style:text-properties style:font-name="Arial" fo:font-size="10pt" officeooo:rsid="004582f8" officeooo:paragraph-rsid="004582f8" style:font-size-asian="10pt" style:font-size-complex="10pt"/>
    </style:style>
    <style:style style:name="P47" style:family="paragraph" style:parent-style-name="Standard">
      <style:text-properties style:font-name="Arial" fo:font-size="10pt" officeooo:rsid="006347f5" officeooo:paragraph-rsid="006347f5" style:font-size-asian="10pt" style:font-size-complex="10pt"/>
    </style:style>
    <style:style style:name="P48" style:family="paragraph" style:parent-style-name="Standard">
      <style:text-properties style:font-name="Arial" fo:font-size="10pt" officeooo:rsid="0026df04" officeooo:paragraph-rsid="0026df04" style:font-size-asian="10pt" style:font-size-complex="10pt"/>
    </style:style>
    <style:style style:name="P49" style:family="paragraph" style:parent-style-name="Standard">
      <style:text-properties style:font-name="Arial" fo:font-size="10pt" officeooo:rsid="0026df04" officeooo:paragraph-rsid="0069a411" style:font-size-asian="10pt" style:font-size-complex="10pt"/>
    </style:style>
    <style:style style:name="P50" style:family="paragraph" style:parent-style-name="Standard">
      <style:text-properties style:font-name="Arial" fo:font-size="10pt" officeooo:rsid="001a3e5d" officeooo:paragraph-rsid="001a3e5d" style:font-size-asian="10pt" style:font-size-complex="10pt"/>
    </style:style>
    <style:style style:name="P51" style:family="paragraph" style:parent-style-name="Standard">
      <style:text-properties style:font-name="Arial" fo:font-size="10pt" officeooo:rsid="001a3e5d" officeooo:paragraph-rsid="00384d60" style:font-size-asian="10pt" style:font-size-complex="10pt"/>
    </style:style>
    <style:style style:name="P52" style:family="paragraph" style:parent-style-name="Standard">
      <style:text-properties style:font-name="Arial" fo:font-size="10pt" officeooo:rsid="001a3e5d" officeooo:paragraph-rsid="0069a411" style:font-size-asian="10pt" style:font-size-complex="10pt"/>
    </style:style>
    <style:style style:name="P53" style:family="paragraph" style:parent-style-name="Standard">
      <style:text-properties style:font-name="Arial" fo:font-size="10pt" officeooo:rsid="004ae71f" officeooo:paragraph-rsid="004ae71f" style:font-size-asian="10pt" style:font-size-complex="10pt"/>
    </style:style>
    <style:style style:name="P54" style:family="paragraph" style:parent-style-name="Standard">
      <style:text-properties style:font-name="Arial" fo:font-size="10pt" officeooo:rsid="004b18eb" officeooo:paragraph-rsid="004b18eb" style:font-size-asian="10pt" style:font-size-complex="10pt"/>
    </style:style>
    <style:style style:name="P55" style:family="paragraph" style:parent-style-name="Standard">
      <style:text-properties style:font-name="Arial" fo:font-size="10pt" officeooo:paragraph-rsid="004cdd28" style:font-size-asian="10pt" style:font-size-complex="10pt"/>
    </style:style>
    <style:style style:name="P56" style:family="paragraph" style:parent-style-name="Standard">
      <style:text-properties style:font-name="Arial" fo:font-size="10pt" officeooo:rsid="004cdd28" officeooo:paragraph-rsid="004cdd28" style:font-size-asian="10pt" style:font-size-complex="10pt"/>
    </style:style>
    <style:style style:name="P57" style:family="paragraph" style:parent-style-name="Standard">
      <style:text-properties style:font-name="Arial" fo:font-size="10pt" officeooo:paragraph-rsid="004d3b70" style:font-size-asian="10pt" style:font-size-complex="10pt"/>
    </style:style>
    <style:style style:name="P58" style:family="paragraph" style:parent-style-name="Standard">
      <style:text-properties style:font-name="Arial" fo:font-size="10pt" officeooo:paragraph-rsid="004d6fdb" style:font-size-asian="10pt" style:font-size-complex="10pt"/>
    </style:style>
    <style:style style:name="P59" style:family="paragraph" style:parent-style-name="Standard">
      <style:text-properties style:font-name="Arial" fo:font-size="10pt" officeooo:rsid="004d6fdb" officeooo:paragraph-rsid="004d6fdb" style:font-size-asian="10pt" style:font-size-complex="10pt"/>
    </style:style>
    <style:style style:name="P60" style:family="paragraph" style:parent-style-name="Standard">
      <style:text-properties style:font-name="Arial" fo:font-size="10pt" officeooo:rsid="004e5fe2" officeooo:paragraph-rsid="004e5fe2" style:font-size-asian="10pt" style:font-size-complex="10pt"/>
    </style:style>
    <style:style style:name="P61" style:family="paragraph" style:parent-style-name="Standard">
      <style:text-properties style:font-name="Arial" fo:font-size="10pt" officeooo:rsid="004f388f" officeooo:paragraph-rsid="004f388f" style:font-size-asian="10pt" style:font-size-complex="10pt"/>
    </style:style>
    <style:style style:name="P62" style:family="paragraph" style:parent-style-name="Standard">
      <style:text-properties style:font-name="Arial" fo:font-size="10pt" officeooo:rsid="004d3b70" officeooo:paragraph-rsid="004d3b70" style:font-size-asian="10pt" style:font-size-complex="10pt"/>
    </style:style>
    <style:style style:name="P63" style:family="paragraph" style:parent-style-name="Standard">
      <style:text-properties style:font-name="Arial" fo:font-size="10pt" officeooo:rsid="0050e639" officeooo:paragraph-rsid="0050e639" style:font-size-asian="10pt" style:font-size-complex="10pt"/>
    </style:style>
    <style:style style:name="P64" style:family="paragraph" style:parent-style-name="Standard">
      <style:text-properties style:font-name="Arial" fo:font-size="10pt" officeooo:rsid="0052682d" officeooo:paragraph-rsid="0052682d" style:font-size-asian="10pt" style:font-size-complex="10pt"/>
    </style:style>
    <style:style style:name="P65" style:family="paragraph" style:parent-style-name="Standard">
      <style:text-properties style:font-name="Arial" fo:font-size="10pt" officeooo:rsid="0033c2bd" officeooo:paragraph-rsid="0033c2bd" style:font-size-asian="10pt" style:font-size-complex="10pt"/>
    </style:style>
    <style:style style:name="P66" style:family="paragraph" style:parent-style-name="Standard">
      <style:text-properties style:font-name="Arial" fo:font-size="10pt" officeooo:rsid="0056480d" officeooo:paragraph-rsid="0056480d" style:font-size-asian="10pt" style:font-size-complex="10pt"/>
    </style:style>
    <style:style style:name="P67" style:family="paragraph" style:parent-style-name="Standard">
      <style:text-properties style:font-name="Arial" fo:font-size="10pt" officeooo:rsid="0058d9ae" officeooo:paragraph-rsid="0058d9ae" style:font-size-asian="10pt" style:font-size-complex="10pt"/>
    </style:style>
    <style:style style:name="P68" style:family="paragraph" style:parent-style-name="Standard">
      <style:text-properties style:font-name="Arial" fo:font-size="10pt" officeooo:rsid="005a3d93" officeooo:paragraph-rsid="005a3d93" style:font-size-asian="10pt" style:font-size-complex="10pt"/>
    </style:style>
    <style:style style:name="P69" style:family="paragraph" style:parent-style-name="Standard">
      <style:text-properties style:font-name="Arial" fo:font-size="10pt" officeooo:rsid="005c201a" officeooo:paragraph-rsid="005c201a" style:font-size-asian="10pt" style:font-size-complex="10pt"/>
    </style:style>
    <style:style style:name="P70" style:family="paragraph" style:parent-style-name="Standard">
      <style:text-properties style:font-name="Arial" fo:font-size="10pt" officeooo:rsid="00192f29" officeooo:paragraph-rsid="00192f29" style:font-size-asian="10pt" style:font-size-complex="10pt"/>
    </style:style>
    <style:style style:name="P71" style:family="paragraph" style:parent-style-name="Standard">
      <style:text-properties style:font-name="Arial" fo:font-size="10pt" officeooo:paragraph-rsid="0064aabe" style:font-size-asian="10pt" style:font-size-complex="10pt"/>
    </style:style>
    <style:style style:name="P72" style:family="paragraph" style:parent-style-name="Standard">
      <style:text-properties style:font-name="Arial" fo:font-size="10pt" officeooo:rsid="00652739" officeooo:paragraph-rsid="00652739" style:font-size-asian="10pt" style:font-size-complex="10pt"/>
    </style:style>
    <style:style style:name="P73" style:family="paragraph" style:parent-style-name="Standard">
      <style:text-properties style:font-name="Arial" fo:font-size="10pt" officeooo:rsid="006911a8" officeooo:paragraph-rsid="006911a8" style:font-size-asian="10pt" style:font-size-complex="10pt"/>
    </style:style>
    <style:style style:name="P74" style:family="paragraph" style:parent-style-name="Standard">
      <style:text-properties style:font-name="Arial" fo:font-size="10pt" fo:font-weight="bold" officeooo:rsid="002cefc8" officeooo:paragraph-rsid="002cefc8" style:font-size-asian="10pt" style:font-weight-asian="bold" style:font-size-complex="10pt" style:font-weight-complex="bold"/>
    </style:style>
    <style:style style:name="P75" style:family="paragraph" style:parent-style-name="Standard">
      <style:text-properties style:font-name="Arial" fo:font-size="10pt" fo:font-weight="bold" officeooo:rsid="0035385f" officeooo:paragraph-rsid="0035385f" style:font-size-asian="10pt" style:font-weight-asian="bold" style:font-size-complex="10pt" style:font-weight-complex="bold"/>
    </style:style>
    <style:style style:name="P76" style:family="paragraph" style:parent-style-name="Standard">
      <style:text-properties style:font-name="Arial" fo:font-size="10pt" fo:font-weight="bold" officeooo:rsid="002dff85" officeooo:paragraph-rsid="002dff85" style:font-size-asian="10pt" style:font-weight-asian="bold" style:font-size-complex="10pt" style:font-weight-complex="bold"/>
    </style:style>
    <style:style style:name="P77" style:family="paragraph" style:parent-style-name="Standard">
      <style:text-properties style:font-name="Arial" fo:font-size="10pt" fo:font-weight="bold" officeooo:rsid="002f8b87" officeooo:paragraph-rsid="002f8b87" style:font-size-asian="10pt" style:font-weight-asian="bold" style:font-size-complex="10pt" style:font-weight-complex="bold"/>
    </style:style>
    <style:style style:name="P78" style:family="paragraph" style:parent-style-name="Standard">
      <style:text-properties style:font-name="Arial" fo:font-size="10pt" fo:font-weight="bold" officeooo:rsid="003b1a27" officeooo:paragraph-rsid="003b1a27" style:font-size-asian="10pt" style:font-weight-asian="bold" style:font-size-complex="10pt" style:font-weight-complex="bold"/>
    </style:style>
    <style:style style:name="P79" style:family="paragraph" style:parent-style-name="Standard">
      <style:text-properties style:font-name="Arial" fo:font-size="10pt" fo:font-weight="bold" officeooo:rsid="0032a634" officeooo:paragraph-rsid="0032a634" style:font-size-asian="10pt" style:font-weight-asian="bold" style:font-size-complex="10pt" style:font-weight-complex="bold"/>
    </style:style>
    <style:style style:name="P80" style:family="paragraph" style:parent-style-name="Standard">
      <style:text-properties style:font-name="Arial" fo:font-size="10pt" fo:font-weight="bold" officeooo:rsid="00617b7c" officeooo:paragraph-rsid="00617b7c" style:font-size-asian="10pt" style:font-weight-asian="bold" style:font-size-complex="10pt" style:font-weight-complex="bold"/>
    </style:style>
    <style:style style:name="P81" style:family="paragraph" style:parent-style-name="Standard">
      <style:text-properties style:font-name="Arial" fo:font-size="10pt" fo:font-weight="bold" officeooo:rsid="0033c2bd" officeooo:paragraph-rsid="0033c2bd" style:font-size-asian="10pt" style:font-weight-asian="bold" style:font-size-complex="10pt" style:font-weight-complex="bold"/>
    </style:style>
    <style:style style:name="P82" style:family="paragraph" style:parent-style-name="Standard">
      <style:text-properties style:font-name="Arial" fo:font-size="10pt" fo:font-weight="bold" officeooo:rsid="0037e186" officeooo:paragraph-rsid="0037e186" style:font-size-asian="10pt" style:font-weight-asian="bold" style:font-size-complex="10pt" style:font-weight-complex="bold"/>
    </style:style>
    <style:style style:name="P83" style:family="paragraph" style:parent-style-name="Standard">
      <style:text-properties style:font-name="Arial" fo:font-size="10pt" fo:font-weight="bold" officeooo:rsid="004cdd28" officeooo:paragraph-rsid="004cdd28" style:font-size-asian="10pt" style:font-weight-asian="bold" style:font-size-complex="10pt" style:font-weight-complex="bold"/>
    </style:style>
    <style:style style:name="P84" style:family="paragraph" style:parent-style-name="Standard">
      <style:text-properties style:font-name="Arial" fo:font-size="10pt" fo:font-weight="bold" officeooo:rsid="00384d60" officeooo:paragraph-rsid="00384d60" style:font-size-asian="10pt" style:font-weight-asian="bold" style:font-size-complex="10pt" style:font-weight-complex="bold"/>
    </style:style>
    <style:style style:name="P85" style:family="paragraph" style:parent-style-name="Standard">
      <style:text-properties style:font-name="Arial" fo:font-size="10pt" fo:font-weight="bold" officeooo:rsid="0039f84c" officeooo:paragraph-rsid="0039f84c" style:font-size-asian="10pt" style:font-weight-asian="bold" style:font-size-complex="10pt" style:font-weight-complex="bold"/>
    </style:style>
    <style:style style:name="P86" style:family="paragraph" style:parent-style-name="Standard">
      <style:text-properties style:font-name="Arial" fo:font-size="10pt" fo:font-weight="bold" officeooo:rsid="001a3e5d" officeooo:paragraph-rsid="001a3e5d" style:font-size-asian="10pt" style:font-weight-asian="bold" style:font-size-complex="10pt" style:font-weight-complex="bold"/>
    </style:style>
    <style:style style:name="P87" style:family="paragraph" style:parent-style-name="Standard">
      <style:text-properties style:font-name="Arial" fo:font-size="10pt" fo:font-weight="bold" officeooo:rsid="00652739" officeooo:paragraph-rsid="00652739" style:font-size-asian="10pt" style:font-weight-asian="bold" style:font-size-complex="10pt" style:font-weight-complex="bold"/>
    </style:style>
    <style:style style:name="P88" style:family="paragraph" style:parent-style-name="Standard">
      <style:text-properties style:font-name="Arial" fo:font-size="10pt" fo:font-weight="bold" officeooo:rsid="0026df04" officeooo:paragraph-rsid="0026df04" style:font-size-asian="10pt" style:font-weight-asian="bold" style:font-size-complex="10pt" style:font-weight-complex="bold"/>
    </style:style>
    <style:style style:name="P89" style:family="paragraph" style:parent-style-name="Standard">
      <style:text-properties style:font-name="Arial" fo:font-size="10pt" fo:font-weight="bold" officeooo:rsid="0026df04" officeooo:paragraph-rsid="0069a411" style:font-size-asian="10pt" style:font-weight-asian="bold" style:font-size-complex="10pt" style:font-weight-complex="bold"/>
    </style:style>
    <style:style style:name="P90" style:family="paragraph" style:parent-style-name="Standard">
      <style:text-properties style:font-name="Arial" fo:font-size="10pt" fo:font-weight="bold" officeooo:rsid="0026df04" officeooo:paragraph-rsid="006e987c" style:font-size-asian="10pt" style:font-weight-asian="bold" style:font-size-complex="10pt" style:font-weight-complex="bold"/>
    </style:style>
    <style:style style:name="P91" style:family="paragraph" style:parent-style-name="Standard">
      <style:text-properties style:font-name="Arial" fo:font-size="10pt" fo:font-weight="bold" officeooo:rsid="00672018" officeooo:paragraph-rsid="00672018" style:font-size-asian="10pt" style:font-weight-asian="bold" style:font-size-complex="10pt" style:font-weight-complex="bold"/>
    </style:style>
    <style:style style:name="P92" style:family="paragraph" style:parent-style-name="Standard">
      <style:text-properties style:font-name="Arial" fo:font-size="10pt" fo:font-weight="bold" officeooo:rsid="006911a8" officeooo:paragraph-rsid="006911a8" style:font-size-asian="10pt" style:font-weight-asian="bold" style:font-size-complex="10pt" style:font-weight-complex="bold"/>
    </style:style>
    <style:style style:name="P93" style:family="paragraph" style:parent-style-name="Standard">
      <style:text-properties style:font-name="Arial" fo:font-size="10pt" fo:font-weight="bold" officeooo:paragraph-rsid="0028d534" style:font-size-asian="10pt" style:font-weight-asian="bold" style:font-size-complex="10pt"/>
    </style:style>
    <style:style style:name="P94" style:family="paragraph" style:parent-style-name="Standard">
      <style:text-properties style:font-name="Arial" fo:font-size="10pt" fo:font-weight="normal" officeooo:rsid="00452a4a" officeooo:paragraph-rsid="00452a4a" style:font-size-asian="10pt" style:font-weight-asian="normal" style:font-size-complex="10pt" style:font-weight-complex="normal"/>
    </style:style>
    <style:style style:name="P95" style:family="paragraph" style:parent-style-name="Standard">
      <style:text-properties style:font-name="Arial" fo:font-size="10pt" fo:font-weight="normal" officeooo:rsid="0028d534" officeooo:paragraph-rsid="0028d534" style:font-size-asian="10pt" style:font-weight-asian="normal" style:font-size-complex="10pt" style:font-weight-complex="normal"/>
    </style:style>
    <style:style style:name="P96" style:family="paragraph" style:parent-style-name="Standard">
      <style:text-properties style:font-name="Arial" fo:font-size="10pt" fo:font-weight="normal" officeooo:rsid="001bd367" officeooo:paragraph-rsid="002f8b87" style:font-size-asian="10pt" style:font-weight-asian="normal" style:font-size-complex="10pt" style:font-weight-complex="normal"/>
    </style:style>
    <style:style style:name="P97" style:family="paragraph" style:parent-style-name="Standard">
      <style:text-properties style:font-name="Arial" fo:font-size="10pt" fo:font-weight="normal" officeooo:rsid="002f8b87" officeooo:paragraph-rsid="002f8b87" style:font-size-asian="10pt" style:font-weight-asian="normal" style:font-size-complex="10pt" style:font-weight-complex="normal"/>
    </style:style>
    <style:style style:name="P98" style:family="paragraph" style:parent-style-name="Standard">
      <style:text-properties style:font-name="Arial" fo:font-size="10pt" fo:font-weight="normal" officeooo:rsid="003b1a27" officeooo:paragraph-rsid="003b1a27" style:font-size-asian="10pt" style:font-weight-asian="normal" style:font-size-complex="10pt" style:font-weight-complex="normal"/>
    </style:style>
    <style:style style:name="P99" style:family="paragraph" style:parent-style-name="Standard">
      <style:text-properties style:font-name="Arial" fo:font-size="10pt" fo:font-weight="normal" officeooo:rsid="003ccf52" officeooo:paragraph-rsid="003ccf52" style:font-size-asian="10pt" style:font-weight-asian="normal" style:font-size-complex="10pt" style:font-weight-complex="normal"/>
    </style:style>
    <style:style style:name="P100" style:family="paragraph" style:parent-style-name="Standard">
      <style:text-properties style:font-name="Arial" fo:font-size="10pt" fo:font-weight="normal" officeooo:rsid="0032a634" officeooo:paragraph-rsid="0032a634" style:font-size-asian="10pt" style:font-weight-asian="normal" style:font-size-complex="10pt" style:font-weight-complex="normal"/>
    </style:style>
    <style:style style:name="P101" style:family="paragraph" style:parent-style-name="Standard">
      <style:text-properties style:font-name="Arial" fo:font-size="10pt" fo:font-weight="normal" officeooo:rsid="00384d60" officeooo:paragraph-rsid="00384d60" style:font-size-asian="10pt" style:font-weight-asian="normal" style:font-size-complex="10pt" style:font-weight-complex="normal"/>
    </style:style>
    <style:style style:name="P102" style:family="paragraph" style:parent-style-name="Standard">
      <style:text-properties style:font-name="Arial" fo:font-size="10pt" fo:font-weight="normal" officeooo:rsid="0039f84c" officeooo:paragraph-rsid="0039f84c" style:font-size-asian="10pt" style:font-weight-asian="normal" style:font-size-complex="10pt" style:font-weight-complex="normal"/>
    </style:style>
    <style:style style:name="P103" style:family="paragraph" style:parent-style-name="Standard">
      <style:text-properties style:font-name="Arial" fo:font-size="10pt" fo:font-weight="normal" officeooo:rsid="00652739" officeooo:paragraph-rsid="00652739" style:font-size-asian="10pt" style:font-weight-asian="normal" style:font-size-complex="10pt" style:font-weight-complex="normal"/>
    </style:style>
    <style:style style:name="P104" style:family="paragraph" style:parent-style-name="Standard" style:master-page-name="Standard">
      <style:paragraph-properties style:page-number="auto"/>
      <style:text-properties style:font-name="Arial" fo:font-size="10pt" officeooo:paragraph-rsid="0028d534" style:font-size-asian="10pt" style:font-size-complex="10pt"/>
    </style:style>
    <style:style style:name="P105" style:family="paragraph" style:parent-style-name="Text_20_body">
      <style:text-properties fo:font-variant="normal" fo:text-transform="none" fo:color="#222222" style:font-name="Arial" fo:font-size="10pt" fo:letter-spacing="normal" fo:font-style="normal" fo:font-weight="normal" officeooo:paragraph-rsid="005b9e01" fo:background-color="#ffffff" style:font-size-asian="10pt" style:font-size-complex="10pt"/>
    </style:style>
    <style:style style:name="P106" style:family="paragraph" style:parent-style-name="Text_20_body">
      <style:text-properties style:font-name="Arial" fo:font-size="10pt" officeooo:paragraph-rsid="005b9e01" style:font-size-asian="10pt" style:font-size-complex="10pt"/>
    </style:style>
    <style:style style:name="P107" style:family="paragraph" style:parent-style-name="Text_20_body">
      <style:paragraph-properties fo:margin-left="0cm" fo:margin-right="0cm" fo:margin-top="0.635cm" fo:margin-bottom="0.635cm" loext:contextual-spacing="false" fo:orphans="2" fo:widows="2" fo:text-indent="0cm" style:auto-text-indent="false"/>
      <style:text-properties fo:font-variant="normal" fo:text-transform="none" fo:color="#222222" style:font-name="Arial" fo:font-size="10pt" fo:letter-spacing="normal" fo:font-style="normal" fo:font-weight="normal" officeooo:paragraph-rsid="005b9e01" fo:background-color="#ffffff" style:font-size-asian="10pt" style:font-size-complex="10pt"/>
    </style:style>
    <style:style style:name="P108" style:family="paragraph" style:parent-style-name="Text_20_body">
      <style:paragraph-properties fo:margin-left="0cm" fo:margin-right="0cm" fo:margin-top="0.635cm" fo:margin-bottom="0.635cm" loext:contextual-spacing="false" fo:orphans="2" fo:widows="2" fo:text-indent="0cm" style:auto-text-indent="false"/>
      <style:text-properties fo:font-variant="normal" fo:text-transform="none" fo:color="#494747" style:font-name="Arial" fo:font-size="10pt" fo:letter-spacing="normal" fo:font-style="normal" fo:font-weight="normal" officeooo:paragraph-rsid="005b9e01" style:font-size-asian="10pt" style:font-size-complex="10pt"/>
    </style:style>
    <style:style style:name="P109" style:family="paragraph" style:parent-style-name="Heading_20_3">
      <style:text-properties fo:font-variant="normal" fo:text-transform="none" fo:color="#313030" style:font-name="Arial" fo:font-size="10pt" fo:letter-spacing="normal" fo:font-style="normal" fo:font-weight="bold" officeooo:rsid="004e5fe2" officeooo:paragraph-rsid="004e5fe2" style:font-size-asian="10pt" style:font-size-complex="10pt"/>
    </style:style>
    <style:style style:name="P110" style:family="paragraph" style:parent-style-name="Heading_20_3">
      <style:text-properties fo:font-variant="normal" fo:text-transform="none" fo:color="#313030" style:font-name="Arial" fo:font-size="10pt" fo:letter-spacing="normal" fo:font-style="normal" fo:font-weight="bold" officeooo:rsid="004d3b70" officeooo:paragraph-rsid="004d3b70" style:font-size-asian="10pt" style:font-size-complex="10pt"/>
    </style:style>
    <style:style style:name="P111" style:family="paragraph" style:parent-style-name="Preformatted_20_Text">
      <style:text-properties fo:font-variant="normal" fo:text-transform="none" fo:color="#313030" style:font-name="Arial" fo:font-size="10pt" fo:letter-spacing="normal" fo:font-style="normal" fo:font-weight="bold" officeooo:rsid="004d6fdb" officeooo:paragraph-rsid="004d6fdb" style:font-size-asian="10pt" style:font-size-complex="10pt"/>
    </style:style>
    <style:style style:name="P112" style:family="paragraph" style:parent-style-name="Preformatted_20_Text">
      <style:text-properties fo:font-variant="normal" fo:text-transform="none" fo:color="#494747" style:font-name="Arial" fo:font-size="10pt" fo:letter-spacing="normal" fo:font-style="normal" fo:font-weight="normal" officeooo:rsid="005a3d93" officeooo:paragraph-rsid="005a3d93" style:font-size-asian="10pt" style:font-size-complex="10pt"/>
    </style:style>
    <style:style style:name="P113" style:family="paragraph" style:parent-style-name="Preformatted_20_Text">
      <style:text-properties fo:font-variant="normal" fo:text-transform="none" fo:color="#222222" style:font-name="Arial" fo:font-size="10pt" fo:letter-spacing="normal" fo:font-style="normal" fo:font-weight="normal" officeooo:rsid="004d3b70" officeooo:paragraph-rsid="0050e639" style:font-size-asian="10pt" style:font-size-complex="10pt"/>
    </style:style>
    <style:style style:name="P114" style:family="paragraph" style:parent-style-name="Preformatted_20_Text">
      <style:text-properties fo:font-variant="normal" fo:text-transform="none" fo:color="#222222" style:font-name="Arial" fo:font-size="10pt" fo:letter-spacing="normal" fo:font-style="normal" fo:font-weight="normal" officeooo:rsid="0033c2bd" officeooo:paragraph-rsid="0033c2bd" style:font-size-asian="10pt" style:font-size-complex="10pt"/>
    </style:style>
    <style:style style:name="P115" style:family="paragraph" style:parent-style-name="Preformatted_20_Text">
      <style:text-properties fo:font-variant="normal" fo:text-transform="none" fo:color="#222222" style:font-name="Arial" fo:font-size="10pt" fo:letter-spacing="normal" fo:font-style="normal" fo:font-weight="normal" officeooo:rsid="005a3d93" officeooo:paragraph-rsid="005a3d93" style:font-size-asian="10pt" style:font-size-complex="10pt"/>
    </style:style>
    <style:style style:name="P116" style:family="paragraph" style:parent-style-name="Preformatted_20_Text">
      <style:text-properties fo:font-variant="normal" fo:text-transform="none" fo:color="#222222" style:font-name="Arial" fo:font-size="10pt" fo:letter-spacing="normal" fo:font-style="normal" fo:font-weight="normal" officeooo:rsid="005c201a" officeooo:paragraph-rsid="005c201a" style:font-size-asian="10pt" style:font-size-complex="10pt"/>
    </style:style>
    <style:style style:name="P117" style:family="paragraph" style:parent-style-name="Preformatted_20_Text">
      <style:text-properties style:font-name="Arial" fo:font-size="10pt" officeooo:rsid="005a3d93" officeooo:paragraph-rsid="005b9e01" style:font-size-asian="10pt" style:font-size-complex="10pt"/>
    </style:style>
    <style:style style:name="P118" style:family="paragraph" style:parent-style-name="Preformatted_20_Text">
      <style:text-properties style:font-name="Arial" fo:font-size="10pt" officeooo:rsid="005c201a" officeooo:paragraph-rsid="005cd1c7" style:font-size-asian="10pt" style:font-size-complex="10pt"/>
    </style:style>
    <style:style style:name="P119" style:family="paragraph" style:parent-style-name="Preformatted_20_Text">
      <style:paragraph-properties fo:margin-left="0cm" fo:margin-right="0cm" fo:margin-top="0.635cm" fo:margin-bottom="0.635cm" loext:contextual-spacing="false" style:line-height-at-least="0.635cm" fo:orphans="2" fo:widows="2" fo:text-indent="0cm" style:auto-text-indent="false" fo:padding-left="0.318cm" fo:padding-right="0cm" fo:padding-top="0cm" fo:padding-bottom="0cm" fo:border-left="3.74pt solid #494747" fo:border-right="none" fo:border-top="none" fo:border-bottom="none"/>
      <style:text-properties fo:font-variant="normal" fo:text-transform="none" fo:color="#222222" style:font-name="Arial" fo:font-size="10pt" fo:letter-spacing="normal" fo:font-style="normal" fo:font-weight="normal" fo:background-color="#ffffff" style:font-size-asian="10pt" style:font-size-complex="10pt"/>
    </style:style>
    <style:style style:name="P120" style:family="paragraph" style:parent-style-name="Preformatted_20_Text">
      <style:paragraph-properties fo:margin-top="0.635cm" fo:margin-bottom="0.635cm" loext:contextual-spacing="false" style:line-height-at-least="0.635cm" fo:orphans="2" fo:widows="2" fo:padding-left="0.318cm" fo:padding-right="0cm" fo:padding-top="0cm" fo:padding-bottom="0cm" fo:border-left="3.74pt solid #494747" fo:border-right="none" fo:border-top="none" fo:border-bottom="none"/>
      <style:text-properties fo:font-variant="normal" fo:text-transform="none" fo:color="#222222" style:font-name="Arial" fo:font-size="10pt" fo:letter-spacing="normal" fo:font-style="normal" fo:font-weight="normal" fo:background-color="#ffffff" style:font-size-asian="10pt" style:font-size-complex="10pt"/>
    </style:style>
    <style:style style:name="P121" style:family="paragraph" style:parent-style-name="Heading_20_2">
      <style:text-properties fo:font-variant="normal" fo:text-transform="none" fo:color="#313030" style:font-name="Arial" fo:font-size="10pt" fo:letter-spacing="normal" fo:font-style="normal" fo:font-weight="normal" officeooo:rsid="005a3d93" officeooo:paragraph-rsid="005a3d93" style:font-size-asian="10pt" style:font-size-complex="10pt"/>
    </style:style>
    <style:style style:name="P122" style:family="paragraph" style:parent-style-name="Heading_20_2">
      <style:text-properties fo:font-variant="normal" fo:text-transform="none" fo:color="#313030" style:font-name="Arial" fo:font-size="10pt" fo:letter-spacing="normal" fo:font-style="normal" fo:font-weight="normal" officeooo:rsid="005c201a" officeooo:paragraph-rsid="005c201a" style:font-size-asian="10pt" style:font-size-complex="10pt"/>
    </style:style>
    <style:style style:name="P123" style:family="paragraph">
      <style:paragraph-properties fo:text-align="center"/>
    </style:style>
    <style:style style:name="P124" style:family="paragraph">
      <style:text-properties style:text-underline-style="solid" style:text-underline-width="auto" style:text-underline-color="font-color"/>
    </style:style>
    <style:style style:name="T1" style:family="text">
      <style:text-properties fo:font-variant="normal" fo:text-transform="none" fo:color="#0f74bd" style:font-name="Arial" fo:font-size="10pt" fo:letter-spacing="normal" fo:font-style="normal" fo:font-weight="bold" officeooo:rsid="003faa1c" fo:background-color="#eff0f1" loext:char-shading-value="0" style:font-size-asian="10pt" style:font-weight-asian="bold" style:font-size-complex="10pt" style:font-weight-complex="bold" loext:padding="0cm" loext:border="none"/>
    </style:style>
    <style:style style:name="T2" style:family="text">
      <style:text-properties fo:font-variant="normal" fo:text-transform="none" fo:color="#0f74bd" style:font-name="Arial" fo:font-size="10pt" fo:letter-spacing="normal" fo:font-style="normal" fo:font-weight="bold" officeooo:rsid="001a3e5d" fo:background-color="#eff0f1" loext:char-shading-value="0" style:font-size-asian="10pt" style:font-weight-asian="bold" style:font-size-complex="10pt" style:font-weight-complex="bold" loext:padding="0cm" loext:border="none"/>
    </style:style>
    <style:style style:name="T3" style:family="text">
      <style:text-properties fo:font-variant="normal" fo:text-transform="none" fo:color="#0f74bd" style:font-name="Arial" fo:font-size="10pt" fo:letter-spacing="normal" fo:font-style="normal" officeooo:rsid="003faa1c" fo:background-color="#eff0f1" loext:char-shading-value="0" style:font-size-asian="10pt" style:font-size-complex="10pt" loext:padding="0cm" loext:border="none"/>
    </style:style>
    <style:style style:name="T4" style:family="text">
      <style:text-properties fo:font-variant="normal" fo:text-transform="none" fo:color="#0f74bd" style:font-name="Arial" fo:font-size="10pt" fo:letter-spacing="normal" fo:font-style="normal" fo:font-weight="normal" officeooo:rsid="003faa1c" fo:background-color="#eff0f1" loext:char-shading-value="0" style:font-size-asian="10pt" style:font-weight-asian="normal" style:font-size-complex="10pt" style:font-weight-complex="normal" loext:padding="0cm" loext:border="none"/>
    </style:style>
    <style:style style:name="T5" style:family="text">
      <style:text-properties fo:font-variant="normal" fo:text-transform="none" fo:color="#0f74bd" style:font-name="Arial" fo:font-size="10pt" fo:letter-spacing="normal" fo:font-style="normal" fo:font-weight="normal" officeooo:rsid="004059e7" fo:background-color="#eff0f1" loext:char-shading-value="0" style:font-size-asian="10pt" style:font-weight-asian="normal" style:font-size-complex="10pt" style:font-weight-complex="normal" loext:padding="0cm" loext:border="none"/>
    </style:style>
    <style:style style:name="T6" style:family="text">
      <style:text-properties fo:font-variant="normal" fo:text-transform="none" fo:color="#3a3a3a" style:font-name="Arial" fo:font-size="10pt" fo:letter-spacing="normal" fo:font-style="normal" fo:font-weight="normal" officeooo:rsid="003faa1c" fo:background-color="#eff0f1" loext:char-shading-value="0" style:font-size-asian="10pt" style:font-weight-asian="normal" style:font-size-complex="10pt" style:font-weight-complex="normal" loext:padding="0cm" loext:border="none"/>
    </style:style>
    <style:style style:name="T7" style:family="text">
      <style:text-properties fo:font-variant="normal" fo:text-transform="none" fo:color="#3a3a3a" style:font-name="Arial" fo:font-size="10pt" fo:letter-spacing="normal" fo:font-style="normal" fo:font-weight="normal" officeooo:rsid="004059e7" fo:background-color="#eff0f1" loext:char-shading-value="0" style:font-size-asian="10pt" style:font-weight-asian="normal" style:font-size-complex="10pt" style:font-weight-complex="normal" loext:padding="0cm" loext:border="none"/>
    </style:style>
    <style:style style:name="T8" style:family="text">
      <style:text-properties fo:font-variant="normal" fo:text-transform="none" fo:color="#3a3a3a" style:font-name="Arial" fo:font-size="10pt" fo:letter-spacing="normal" fo:font-style="normal" fo:font-weight="normal" officeooo:rsid="00405e3d" fo:background-color="#eff0f1" loext:char-shading-value="0" style:font-size-asian="10pt" style:font-weight-asian="normal" style:font-size-complex="10pt" style:font-weight-complex="normal" loext:padding="0cm" loext:border="none"/>
    </style:style>
    <style:style style:name="T9" style:family="text">
      <style:text-properties fo:font-variant="normal" fo:text-transform="none" fo:color="#3a3a3a" style:font-name="Arial" fo:font-size="10pt" fo:letter-spacing="normal" fo:font-style="normal" fo:font-weight="normal" officeooo:rsid="00413e05" fo:background-color="#eff0f1" loext:char-shading-value="0" style:font-size-asian="10pt" style:font-weight-asian="normal" style:font-size-complex="10pt" style:font-weight-complex="normal" loext:padding="0cm" loext:border="none"/>
    </style:style>
    <style:style style:name="T10" style:family="text">
      <style:text-properties fo:font-variant="normal" fo:text-transform="none" fo:color="#313030" fo:letter-spacing="normal" fo:font-style="normal" fo:font-weight="bold"/>
    </style:style>
    <style:style style:name="T11" style:family="text">
      <style:text-properties fo:font-variant="normal" fo:text-transform="none" fo:color="#313030" fo:letter-spacing="normal" fo:font-style="normal" fo:font-weight="bold" officeooo:rsid="004d6fdb"/>
    </style:style>
    <style:style style:name="T12" style:family="text">
      <style:text-properties fo:font-variant="normal" fo:text-transform="none" fo:color="#313030" style:font-name="Arial" fo:font-size="10pt" fo:letter-spacing="normal" fo:font-style="normal" fo:font-weight="normal" style:font-size-asian="10pt" style:font-size-complex="10pt"/>
    </style:style>
    <style:style style:name="T13" style:family="text">
      <style:text-properties fo:font-variant="normal" fo:text-transform="none" fo:color="#494747" fo:letter-spacing="normal" fo:font-style="normal" fo:font-weight="normal"/>
    </style:style>
    <style:style style:name="T14" style:family="text">
      <style:text-properties fo:font-variant="normal" fo:text-transform="none" fo:color="#494747" style:font-name="Arial" fo:letter-spacing="normal"/>
    </style:style>
    <style:style style:name="T15" style:family="text">
      <style:text-properties fo:font-variant="normal" fo:text-transform="none" fo:color="#494747" style:font-name="Arial" fo:letter-spacing="normal" fo:font-style="normal" fo:font-weight="normal"/>
    </style:style>
    <style:style style:name="T16" style:family="text">
      <style:text-properties fo:font-variant="normal" fo:text-transform="none" fo:color="#494747" style:font-name="Arial" fo:letter-spacing="normal" fo:font-style="normal" fo:font-weight="normal" officeooo:rsid="005a3d93" style:font-size-asian="10pt" style:font-size-complex="10pt"/>
    </style:style>
    <style:style style:name="T17" style:family="text">
      <style:text-properties fo:font-variant="normal" fo:text-transform="none" fo:color="#494747" style:font-name="Arial" fo:letter-spacing="normal" fo:font-style="normal" fo:font-weight="bold"/>
    </style:style>
    <style:style style:name="T18" style:family="text">
      <style:text-properties fo:font-variant="normal" fo:text-transform="none" fo:color="#494747" style:font-name="Arial" fo:font-size="10pt" fo:letter-spacing="normal" fo:font-style="normal" fo:font-weight="normal" style:font-size-asian="10pt" style:font-size-complex="10pt"/>
    </style:style>
    <style:style style:name="T19" style:family="text">
      <style:text-properties fo:font-variant="normal" fo:text-transform="none" fo:color="#494747" style:font-name="Arial" fo:font-size="10pt" fo:letter-spacing="normal" fo:font-style="normal" fo:font-weight="bold" style:font-size-asian="10pt" style:font-size-complex="10pt"/>
    </style:style>
    <style:style style:name="T20" style:family="text">
      <style:text-properties fo:font-variant="normal" fo:text-transform="none" fo:color="#000000" style:font-name="Arial" fo:letter-spacing="normal" fo:font-style="normal" fo:font-weight="normal"/>
    </style:style>
    <style:style style:name="T21" style:family="text">
      <style:text-properties fo:font-variant="normal" fo:text-transform="none" fo:color="#000000" style:font-name="Arial" fo:letter-spacing="normal" fo:font-style="normal" fo:font-weight="normal" officeooo:rsid="005a3d93" style:font-size-asian="10pt" style:font-size-complex="10pt"/>
    </style:style>
    <style:style style:name="T22" style:family="text">
      <style:text-properties fo:font-variant="normal" fo:text-transform="none" fo:color="#000000" style:font-name="Arial" fo:font-size="10pt" fo:letter-spacing="normal" fo:font-style="normal" fo:font-weight="normal" style:font-size-asian="10pt" style:font-size-complex="10pt"/>
    </style:style>
    <style:style style:name="T23" style:family="text">
      <style:text-properties fo:font-variant="normal" fo:text-transform="none" fo:color="#006cbc" style:text-line-through-style="none" style:text-line-through-type="none" style:font-name="Arial" fo:letter-spacing="normal" fo:font-style="normal" style:text-underline-style="none" fo:font-weight="normal" style:text-blinking="false"/>
    </style:style>
    <style:style style:name="T24" style:family="text">
      <style:text-properties fo:font-variant="normal" fo:text-transform="none" fo:color="#006cbc" style:text-line-through-style="none" style:text-line-through-type="none" style:font-name="Arial" fo:letter-spacing="normal" fo:font-style="normal" style:text-underline-style="none" fo:font-weight="normal" officeooo:rsid="005a3d93" style:text-blinking="false" style:font-size-asian="10pt" style:font-size-complex="10pt"/>
    </style:style>
    <style:style style:name="T25" style:family="text">
      <style:text-properties fo:font-variant="normal" fo:text-transform="none" fo:color="#006cbc"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26" style:family="text">
      <style:text-properties fo:font-variant="normal" fo:text-transform="none" fo:color="#222222" fo:letter-spacing="normal" fo:font-style="normal"/>
    </style:style>
    <style:style style:name="T27" style:family="text">
      <style:text-properties fo:font-variant="normal" fo:text-transform="none" fo:color="#222222" fo:letter-spacing="normal" fo:font-style="normal" fo:font-weight="normal"/>
    </style:style>
    <style:style style:name="T28" style:family="text">
      <style:text-properties fo:font-variant="normal" fo:text-transform="none" fo:color="#222222" fo:letter-spacing="normal" fo:font-style="normal" fo:font-weight="normal" officeooo:rsid="005b9e01"/>
    </style:style>
    <style:style style:name="T29" style:family="text">
      <style:text-properties fo:font-variant="normal" fo:text-transform="none" fo:color="#222222" fo:letter-spacing="normal" fo:font-style="normal" fo:font-weight="normal" fo:background-color="#ffffff" loext:char-shading-value="0"/>
    </style:style>
    <style:style style:name="T30" style:family="text">
      <style:text-properties fo:font-variant="normal" fo:text-transform="none" fo:color="#222222" fo:letter-spacing="normal" fo:font-style="normal" fo:font-weight="bold" style:font-weight-asian="bold" style:font-weight-complex="bold"/>
    </style:style>
    <style:style style:name="T31" style:family="text">
      <style:text-properties fo:font-variant="normal" fo:text-transform="none" fo:color="#4070a0" fo:letter-spacing="normal" fo:font-style="normal" fo:font-weight="normal"/>
    </style:style>
    <style:style style:name="T32" style:family="text">
      <style:text-properties fo:font-variant="normal" fo:text-transform="none" fo:color="#4070a0" fo:letter-spacing="normal" fo:font-style="normal" fo:font-weight="normal" fo:background-color="#ffffff" loext:char-shading-value="0"/>
    </style:style>
    <style:style style:name="T33" style:family="text">
      <style:text-properties fo:font-variant="normal" fo:text-transform="none" fo:color="#666666" fo:letter-spacing="normal" fo:font-style="normal" fo:font-weight="normal"/>
    </style:style>
    <style:style style:name="T34" style:family="text">
      <style:text-properties fo:font-variant="normal" fo:text-transform="none" fo:color="#208050" fo:letter-spacing="normal" fo:font-style="normal" fo:font-weight="normal"/>
    </style:style>
    <style:style style:name="T35" style:family="text">
      <style:text-properties officeooo:rsid="001b8a8e"/>
    </style:style>
    <style:style style:name="T36" style:family="text">
      <style:text-properties officeooo:rsid="001bd367"/>
    </style:style>
    <style:style style:name="T37" style:family="text">
      <style:text-properties officeooo:rsid="001d8aee"/>
    </style:style>
    <style:style style:name="T38" style:family="text">
      <style:text-properties officeooo:rsid="0028d534"/>
    </style:style>
    <style:style style:name="T39" style:family="text">
      <style:text-properties fo:font-weight="bold" style:font-weight-asian="bold"/>
    </style:style>
    <style:style style:name="T40" style:family="text">
      <style:text-properties fo:font-weight="bold" officeooo:rsid="0028d534" style:font-weight-asian="bold"/>
    </style:style>
    <style:style style:name="T41" style:family="text">
      <style:text-properties fo:font-weight="bold" officeooo:rsid="001e6478" style:font-weight-asian="bold" style:font-weight-complex="bold"/>
    </style:style>
    <style:style style:name="T42" style:family="text">
      <style:text-properties fo:font-weight="bold" officeooo:rsid="001b8a8e" style:font-weight-asian="bold" style:font-weight-complex="bold"/>
    </style:style>
    <style:style style:name="T43" style:family="text">
      <style:text-properties fo:font-weight="bold" officeooo:rsid="006347f5" style:font-weight-asian="bold" style:font-weight-complex="bold"/>
    </style:style>
    <style:style style:name="T44" style:family="text">
      <style:text-properties fo:font-weight="bold" officeooo:rsid="0064aabe"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28d534" style:font-weight-asian="normal" style:font-weight-complex="normal"/>
    </style:style>
    <style:style style:name="T47" style:family="text">
      <style:text-properties fo:font-weight="normal" officeooo:rsid="00452a4a" style:font-weight-asian="normal" style:font-weight-complex="normal"/>
    </style:style>
    <style:style style:name="T48" style:family="text">
      <style:text-properties officeooo:rsid="002a2e3c"/>
    </style:style>
    <style:style style:name="T49" style:family="text">
      <style:text-properties officeooo:rsid="002c33d0"/>
    </style:style>
    <style:style style:name="T50" style:family="text">
      <style:text-properties officeooo:rsid="0039f84c"/>
    </style:style>
    <style:style style:name="T51" style:family="text">
      <style:text-properties officeooo:rsid="003ccf52"/>
    </style:style>
    <style:style style:name="T52" style:family="text">
      <style:text-properties officeooo:rsid="00452a4a"/>
    </style:style>
    <style:style style:name="T53" style:family="text">
      <style:text-properties officeooo:rsid="004551bd"/>
    </style:style>
    <style:style style:name="T54" style:family="text">
      <style:text-properties officeooo:rsid="004582f8"/>
    </style:style>
    <style:style style:name="T55" style:family="text">
      <style:text-properties officeooo:rsid="0048ec85"/>
    </style:style>
    <style:style style:name="T56" style:family="text">
      <style:text-properties officeooo:rsid="004acf44"/>
    </style:style>
    <style:style style:name="T57" style:family="text">
      <style:text-properties officeooo:rsid="004b18eb"/>
    </style:style>
    <style:style style:name="T58" style:family="text">
      <style:text-properties officeooo:rsid="004cdd28"/>
    </style:style>
    <style:style style:name="T59" style:family="text">
      <style:text-properties officeooo:rsid="004d3b70"/>
    </style:style>
    <style:style style:name="T60" style:family="text">
      <style:text-properties fo:color="#494747" style:font-name="Arial" fo:letter-spacing="normal" fo:font-weight="normal"/>
    </style:style>
    <style:style style:name="T61" style:family="text">
      <style:text-properties fo:color="#494747" style:font-name="Arial" fo:font-size="10pt"/>
    </style:style>
    <style:style style:name="T62" style:family="text">
      <style:text-properties fo:color="#006cbc" style:text-line-through-style="none" style:text-line-through-type="none" style:font-name="Arial" fo:font-size="10pt" style:text-underline-style="none" style:text-blinking="false"/>
    </style:style>
    <style:style style:name="T63" style:family="text">
      <style:text-properties officeooo:rsid="0053d64d"/>
    </style:style>
    <style:style style:name="T64" style:family="text">
      <style:text-properties officeooo:rsid="0056480d"/>
    </style:style>
    <style:style style:name="T65" style:family="text">
      <style:text-properties fo:color="#208050"/>
    </style:style>
    <style:style style:name="T66" style:family="text">
      <style:text-properties fo:color="#4070a0"/>
    </style:style>
    <style:style style:name="T67" style:family="text">
      <style:text-properties fo:color="#666666"/>
    </style:style>
    <style:style style:name="T68" style:family="text">
      <style:text-properties officeooo:rsid="006347f5"/>
    </style:style>
    <style:style style:name="T69" style:family="text">
      <style:text-properties style:font-name="Arial" fo:font-size="10pt" style:font-size-asian="10pt" style:font-size-complex="10pt"/>
    </style:style>
    <style:style style:name="T70" style:family="text">
      <style:text-properties style:font-name="Arial" fo:font-size="10pt" officeooo:rsid="0033c2bd" style:font-size-asian="10pt" style:font-size-complex="10pt"/>
    </style:style>
    <style:style style:name="T71" style:family="text">
      <style:text-properties style:font-name="Arial" fo:font-size="10pt" fo:font-weight="bold" officeooo:rsid="0033c2bd" style:font-size-asian="10pt" style:font-weight-asian="bold" style:font-size-complex="10pt" style:font-weight-complex="bold"/>
    </style:style>
    <style:style style:name="T72" style:family="text">
      <style:text-properties style:font-name="Arial" fo:font-size="10pt" fo:font-weight="bold" officeooo:rsid="004ae71f" style:font-size-asian="10pt" style:font-weight-asian="bold" style:font-size-complex="10pt" style:font-weight-complex="bold"/>
    </style:style>
    <style:style style:name="T73" style:family="text">
      <style:text-properties style:text-underline-style="solid" style:text-underline-width="auto" style:text-underline-color="font-color"/>
    </style:style>
    <style:style style:name="gr1" style:family="graphic">
      <style:graphic-properties draw:textarea-horizontal-align="justify" draw:textarea-vertical-align="middle" draw:auto-grow-height="false" fo:min-height="0.732cm" fo:min-width="1.628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164cm" fo:min-width="3.519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74"><text:span text:style-name="T52">Books</text:span> <text:span text:style-name="T52">API </text:span>Project</text:p>
      <text:p text:style-name="P75">File Version : <text:span text:style-name="T52">Books API </text:span>P<text:span text:style-name="T52">r</text:span>oject_Draft_V1.0</text:p>
      <text:p text:style-name="P104"><text:span text:style-name="T39"><text:s text:c="19"/></text:span><text:span text:style-name="T40">DRAFT DOCUMENT FOR NHS PROJECT</text:span></text:p>
      <text:p text:style-name="P93"/>
      <text:p text:style-name="P31"><text:span text:style-name="T39">I. <text:s text:c="2"/>Project Cover sheet – </text:span><text:span text:style-name="T45"><text:s/></text:span><text:span text:style-name="T46">Following are the personnels working on </text:span><text:span text:style-name="T47">Books</text:span><text:span text:style-name="T46"> </text:span><text:span text:style-name="T47">API </text:span><text:span text:style-name="T46">project.</text:span></text:p>
      <text:p text:style-name="P94">Jamie (Product Owner)</text:p>
      <text:p text:style-name="P95">Louise</text:p>
      <text:p text:style-name="P95">Rabia</text:p>
      <text:p text:style-name="P31"/>
      <text:p text:style-name="P31"><text:span text:style-name="T39">II. <text:s/>Organizational history, mission, vision and structure</text:span> – <text:span text:style-name="T38">CGI develops digitized products for nearly all walks of life. It is developing real-time finance products, medical products and <text:s/>many more. CGI creating <text:s/>mobile app, desktop applications and web applications. </text:span></text:p>
      <text:p text:style-name="P31"/>
      <text:p text:style-name="P31"/>
      <text:p text:style-name="P31"/>
      <text:p text:style-name="P32"><text:span text:style-name="T39">III. Background and analysis of the problem to be addressed</text:span> –</text:p>
      <text:p text:style-name="P33"><text:span text:style-name="T38"><text:s/></text:span>This project is <text:span text:style-name="T52">online library, where one can search for any online book after login.</text:span> <text:span text:style-name="T52">User will be able to search on basis of topic name, author name and verison.</text:span></text:p>
      <text:p text:style-name="P32"/>
      <text:p text:style-name="P31"/>
      <text:p text:style-name="P32"><text:span text:style-name="T39">IV. Proposed goal, objectives, target population and implementation plan</text:span> –</text:p>
      <text:p text:style-name="P36">Overall goal is <text:span text:style-name="T48"><text:s/>to have user friendly application that will be used by anyone who is member of online library. </text:span></text:p>
      <text:p text:style-name="P36"/>
      <text:p text:style-name="P37">Currently, only few features for sprint will be added. <text:span text:style-name="T38">New features </text:span>or functionality <text:span text:style-name="T38">will be added in application as new requirement comes in.</text:span></text:p>
      <text:p text:style-name="P32"/>
      <text:p text:style-name="P34">Following are the tools used for this project: </text:p>
      <text:p text:style-name="P34">Agile methodology is adopted for development of <text:span text:style-name="T52">online Library</text:span> application</text:p>
      <text:p text:style-name="P34">Trello is used for tracking of all tasks, user stories, task deadlines, mentions current Sprint. <text:s/></text:p>
      <text:p text:style-name="P34">Trello helps in finding status of each task under tabs like, In Progress, <text:span text:style-name="T35">Ready to Verify and Done.</text:span> <text:s/></text:p>
      <text:p text:style-name="P39">For each Sprint, sprint backlog is created. </text:p>
      <text:p text:style-name="P37">CGI will share trello board with <text:span text:style-name="T52">with CGI memebers</text:span>, so that they are well aware of status of project.</text:p>
      <text:p text:style-name="P31"/>
      <text:p text:style-name="P38">Requirement is to build REST API server component.</text:p>
      <text:p text:style-name="P31"/>
      <text:p text:style-name="P43"><text:span text:style-name="T42">Developemnt </text:span><text:span text:style-name="T41">Environment</text:span><text:span text:style-name="T42">:</text:span></text:p>
      <text:p text:style-name="P40"/>
      <text:p text:style-name="P40">Following are the tools <text:span text:style-name="T37">and </text:span>frameworks used for developing <text:span text:style-name="T37">environment</text:span>:</text:p>
      <text:p text:style-name="P40">I<text:span text:style-name="T37">ntegrated </text:span>D<text:span text:style-name="T37">evelopment </text:span>E<text:span text:style-name="T37">nvironment</text:span> for back-end Coding is Intellij. <text:s/></text:p>
      <text:p text:style-name="P30">Spring <text:span text:style-name="T52">Boot</text:span> framework, <text:span text:style-name="T52">JPA, </text:span>Hibernate, as object relational mapping <text:span text:style-name="T53">and mongoDB</text:span> will be used for back-end development. </text:p>
      <text:p text:style-name="P29"/>
      <text:p text:style-name="P41"/>
      <text:p text:style-name="P76">Definition of testing strategies and associated tech:</text:p>
      <text:p text:style-name="P42"/>
      <text:p text:style-name="P44">TDD will be followed as testing code strategy. </text:p>
      <text:p text:style-name="P44">DBUnit will be used for testing database coding.</text:p>
      <text:p text:style-name="P42">For testing <text:span text:style-name="T36">back-end coding</text:span>, <text:span text:style-name="T49">Framework Cucumber will be used.</text:span></text:p>
      <text:p text:style-name="P45">After Application creation, place it in docker with all dependencies.</text:p>
      <text:p text:style-name="P77"/>
      <text:p text:style-name="P77"/>
      <text:p text:style-name="P77"/>
      <text:p text:style-name="P77">Define technologies used for containers and document (<text:span text:style-name="T53">MongoDB</text:span>, Tomcat)</text:p>
      <text:p text:style-name="P96">Database management system is <text:span text:style-name="T53">MongoDB</text:span>. </text:p>
      <text:p text:style-name="P97">The container used for deployment of application, Tomcat will be used. </text:p>
      <text:p text:style-name="P77"/>
      <text:p text:style-name="P76">Definition of version control strategy and associated tech: </text:p>
      <text:p text:style-name="P44">Github is used as version control system. Git feature available with intellij will be used. Alternatively, git command on terminal can be used.</text:p>
      <text:p text:style-name="P44"/>
      <text:p text:style-name="P44"><text:span text:style-name="T54">Books API</text:span> Project Repository can be cloned from following address:</text:p>
      <text:p text:style-name="P46">https://github.com/Rabia2017/onlineLibrary.git</text:p>
      <text:p text:style-name="P44"/>
      <text:p text:style-name="P78">Branching and merging procedures:</text:p>
      <text:p text:style-name="P98"><text:soft-page-break/>For each user story, new branch will be created. Once code for that particular user story will be reviewed. Next, that branch will be merge in local master branch, if there are any merge issues, <text:span text:style-name="T51">those issues will be resolved first. Last step is to merge it with master. </text:span></text:p>
      <text:p text:style-name="P99">After each sprint reviewed, branch needed to be merged with master branch.</text:p>
      <text:p text:style-name="P44"/>
      <text:p text:style-name="P79">Define dependency management strategy and technology to use (Gradle):</text:p>
      <text:p text:style-name="P100">Gradle can be used for project dependencies to be resolved. </text:p>
      <text:p text:style-name="P35"/>
      <text:p text:style-name="P80">Why To have EPIC :</text:p>
      <text:p text:style-name="P71"><text:span text:style-name="T68">Big chunk of work having common objective. It could be a feature, customer request or business requirement. Epic consists of several user stories. </text:span></text:p>
      <text:p text:style-name="P71"><text:span text:style-name="T43"/></text:p>
      <text:p text:style-name="P71"><text:span text:style-name="T44">1. </text:span><text:span text:style-name="T43">EPIC is a good way to tracking complex features progress.</text:span></text:p>
      <text:p text:style-name="P71"><text:span text:style-name="T44">2. P</text:span><text:span text:style-name="T30">roduct Owner can easily determine the completion percentage of an epic by calculating the percentage of associated done user stories.</text:span></text:p>
      <text:p text:style-name="P71"><text:span text:style-name="T30"/></text:p>
      <text:p text:style-name="P72"><text:span text:style-name="T30">What is theme:</text:span></text:p>
      <text:p text:style-name="P103"><text:span text:style-name="T26">Relevant user stories.</text:span></text:p>
      <text:p text:style-name="P103"><text:span text:style-name="T26"/></text:p>
      <text:p text:style-name="P87"><text:span text:style-name="T26">User Story:</text:span></text:p>
      <text:p text:style-name="P103"><text:span text:style-name="T26">Smaller task/unit in project</text:span></text:p>
      <text:p text:style-name="P87"><text:span text:style-name="T26"/></text:p>
      <text:p text:style-name="P47"/>
      <text:p text:style-name="P88">Database schema diagram</text:p>
      <text:p text:style-name="P91">Login Module:</text:p>
      <text:p text:style-name="P48"/>
      <text:p text:style-name="P48"/>
      <text:p text:style-name="P50"><draw:custom-shape text:anchor-type="paragraph" draw:z-index="1" draw:name="Shape1" draw:style-name="gr1" svg:width="2.303cm" svg:height="1.033cm" svg:x="5.484cm" svg:y="0.261cm"><text:p>Passwor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8"><draw:custom-shape text:anchor-type="paragraph" draw:z-index="0" draw:name="Shape1" draw:style-name="gr1" svg:width="2.303cm" svg:height="1.033cm" svg:x="2.521cm" svg:y="0.111cm"><text:p>User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1" svg:width="2.303cm" svg:height="1.033cm" svg:x="8.791cm" svg:y="0.067cm"><text:p>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8"/>
      <text:p text:style-name="P48"><draw:line text:anchor-type="paragraph" draw:z-index="4" draw:name="Shape3" draw:style-name="gr3" draw:text-style-name="P123" svg:x1="5.564cm" svg:y1="1.39cm" svg:x2="3.976cm" svg:y2="0.332cm"><text:p/></draw:line><draw:line text:anchor-type="paragraph" draw:z-index="6" draw:name="Shape5" draw:style-name="gr3" draw:text-style-name="P123" svg:x1="8.606cm" svg:y1="1.39cm" svg:x2="9.479cm" svg:y2="0.288cm"><text:p/></draw:line><draw:line text:anchor-type="paragraph" draw:z-index="5" draw:name="Shape4" draw:style-name="gr3" draw:text-style-name="P123" svg:x1="6.648cm" svg:y1="1.39cm" svg:x2="6.648cm" svg:y2="0.076cm"><text:p/></draw:line></text:p>
      <text:p text:style-name="P48"/>
      <text:p text:style-name="P48"/>
      <text:p text:style-name="P48"><draw:custom-shape text:anchor-type="paragraph" draw:z-index="3" draw:name="Shape2" draw:style-name="gr2" svg:width="3.52cm" svg:height="1.165cm" svg:x="5.087cm" svg:y="0.173cm"><text:p><text:s text:c="11"/>User</text:p><draw:enhanced-geometry svg:viewBox="0 0 21600 21600" draw:type="rectangle" draw:enhanced-path="M 0 0 L 21600 0 21600 21600 0 21600 0 0 Z N"/></draw:custom-shape></text:p>
      <text:p text:style-name="P48"/>
      <text:p text:style-name="P48"/>
      <text:p text:style-name="P48"/>
      <text:p text:style-name="P48"/>
      <text:p text:style-name="P48"/>
      <text:p text:style-name="P48"/>
      <text:p text:style-name="P48"/>
      <text:p text:style-name="P48"/>
      <text:p text:style-name="P92">Online Library:</text:p>
      <text:p text:style-name="P92"/>
      <text:p text:style-name="P52"><draw:custom-shape text:anchor-type="paragraph" draw:z-index="8" draw:name="Shape1" draw:style-name="gr1" draw:text-style-name="P124" svg:width="2.303cm" svg:height="1.033cm" svg:x="5.484cm" svg:y="0.261cm"><text:p text:style-name="P124"><text:span text:style-name="T73">ISB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 draw:style-name="gr1" svg:width="2.303cm" svg:height="1.033cm" svg:x="14.056cm" svg:y="0.226cm"><text:p>nam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9"><draw:custom-shape text:anchor-type="paragraph" draw:z-index="7" draw:name="Shape1" draw:style-name="gr1" svg:width="2.303cm" svg:height="1.033cm" svg:x="2.521cm" svg:y="0.111cm"><text:p>tit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 draw:style-name="gr1" draw:text-style-name="P124" svg:width="2.303cm" svg:height="1.033cm" svg:x="11.543cm" svg:y="0.014cm"><text:p text:style-name="P124"><text:span text:style-name="T73">I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9"/>
      <text:p text:style-name="P49"><draw:line text:anchor-type="paragraph" draw:z-index="10" draw:name="Shape3" draw:style-name="gr3" draw:text-style-name="P123" svg:x1="5.564cm" svg:y1="1.39cm" svg:x2="3.976cm" svg:y2="0.332cm"><text:p/></draw:line><draw:line text:anchor-type="paragraph" draw:z-index="11" draw:name="Shape4" draw:style-name="gr3" draw:text-style-name="P123" svg:x1="6.648cm" svg:y1="1.39cm" svg:x2="6.648cm" svg:y2="0.076cm"><text:p/></draw:line><draw:line text:anchor-type="paragraph" draw:z-index="17" draw:name="Shape4" draw:style-name="gr3" draw:text-style-name="P123" svg:x1="14.649cm" svg:y1="1.39cm" svg:x2="14.649cm" svg:y2="0.076cm"><text:p/></draw:line><draw:line text:anchor-type="paragraph" draw:z-index="16" draw:name="Shape4" draw:style-name="gr3" draw:text-style-name="P123" svg:x1="12.649cm" svg:y1="1.519cm" svg:x2="12.649cm" svg:y2="0.205cm"><text:p/></draw:line></text:p>
      <text:p text:style-name="P49"/>
      <text:p text:style-name="P49"/>
      <text:p text:style-name="P49"><draw:custom-shape text:anchor-type="paragraph" draw:z-index="9" draw:name="Shape2" draw:style-name="gr2" svg:width="3.52cm" svg:height="1.165cm" svg:x="5.087cm" svg:y="0.173cm"><text:p><text:s text:c="11"/>Book</text:p><draw:enhanced-geometry svg:viewBox="0 0 21600 21600" draw:type="rectangle" draw:enhanced-path="M 0 0 L 21600 0 21600 21600 0 21600 0 0 Z N"/></draw:custom-shape><draw:custom-shape text:anchor-type="paragraph" draw:z-index="13" draw:name="Shape2" draw:style-name="gr2" svg:width="3.52cm" svg:height="1.165cm" svg:x="11.358cm" svg:y="0.173cm"><text:p>Author</text:p><draw:enhanced-geometry svg:viewBox="0 0 21600 21600" draw:type="rectangle" draw:enhanced-path="M 0 0 L 21600 0 21600 21600 0 21600 0 0 Z N"/></draw:custom-shape><draw:line text:anchor-type="paragraph" draw:z-index="12" draw:name="Shape5" draw:style-name="gr3" draw:text-style-name="P123" svg:x1="8.606cm" svg:y1="0.173cm" svg:x2="11.358cm" svg:y2="0.173cm"><text:p/></draw:line></text:p>
      <text:p text:style-name="P49"/>
      <text:p text:style-name="P49"/>
      <text:p text:style-name="P49"><draw:line text:anchor-type="paragraph" draw:z-index="25" draw:name="Shape4" draw:style-name="gr3" draw:text-style-name="P123" svg:x1="6.648cm" svg:y1="1.39cm" svg:x2="6.648cm" svg:y2="0.076cm"><text:p/></draw:line></text:p>
      <text:p text:style-name="P89"/>
      <text:p text:style-name="P73"/>
      <text:p text:style-name="P73"><draw:custom-shape text:anchor-type="paragraph" draw:z-index="18" draw:name="Shape2" draw:style-name="gr2" svg:width="3.52cm" svg:height="1.165cm" svg:x="5.272cm" svg:y="0.191cm"><text:p>Publication</text:p><draw:enhanced-geometry svg:viewBox="0 0 21600 21600" draw:type="rectangle" draw:enhanced-path="M 0 0 L 21600 0 21600 21600 0 21600 0 0 Z N"/></draw:custom-shape></text:p>
      <text:p text:style-name="P48"><draw:line text:anchor-type="paragraph" draw:z-index="23" draw:name="Shape4" draw:style-name="gr3" draw:text-style-name="P123" svg:x1="10.299cm" svg:y1="0.675cm" svg:x2="8.791cm" svg:y2="0.252cm"><text:p/></draw:line></text:p>
      <text:p text:style-name="P48"><draw:custom-shape text:anchor-type="paragraph" draw:z-index="21" draw:name="Shape1" draw:style-name="gr1" svg:width="2.303cm" svg:height="1.033cm" svg:x="10.299cm" svg:y="0.014cm"><text:p>Country</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8"><draw:line text:anchor-type="paragraph" draw:z-index="22" draw:name="Shape4" draw:style-name="gr3" draw:text-style-name="P123" svg:x1="6.23cm" svg:y1="1.232cm" svg:x2="6.23cm" svg:y2="0.138cm"><text:p/></draw:line><draw:line text:anchor-type="paragraph" draw:z-index="24" draw:name="Shape4" draw:style-name="gr3" draw:text-style-name="P123" svg:x1="9.189cm" svg:y1="0.755cm" svg:x2="8.289cm" svg:y2="0.138cm"><text:p/></draw:line></text:p>
      <text:p text:style-name="P48"><draw:custom-shape text:anchor-type="paragraph" draw:z-index="20" draw:name="Shape1" draw:style-name="gr1" svg:width="2.303cm" svg:height="1.033cm" svg:x="8.421cm" svg:y="0.349cm"><text:p>nam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8"/>
      <text:p text:style-name="P48"><draw:custom-shape text:anchor-type="paragraph" draw:z-index="19" draw:name="Shape1" draw:style-name="gr1" draw:text-style-name="P124" svg:width="2.303cm" svg:height="1.033cm" svg:x="5.14cm" svg:y="0.014cm"><text:p text:style-name="P124"><text:span text:style-name="T73">ID</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0"><text:soft-page-break/></text:p>
      <text:p text:style-name="P90">Create architecture diagram</text:p>
      <text:p text:style-name="P50"/>
      <text:p text:style-name="P50"/>
      <text:p text:style-name="P50"/>
      <text:p text:style-name="P50"/>
      <text:p text:style-name="P50"/>
      <text:p text:style-name="P50"/>
      <text:p text:style-name="P50"/>
      <text:p text:style-name="P44"/>
      <text:p text:style-name="P50"/>
      <text:p text:style-name="P50"/>
      <text:p text:style-name="P50"/>
      <text:p text:style-name="P79">Following are the commands that will help to create development environment:</text:p>
      <text:p text:style-name="P79"/>
      <text:p text:style-name="P81">To install <text:span text:style-name="T55">MongoDB Atlas(Community Edition) cloud-hosted </text:span>Server <text:span text:style-name="T56">on Linux</text:span>:</text:p>
      <text:p text:style-name="P82"/>
      <text:p text:style-name="P5"><text:a xlink:type="simple" xlink:href="https://docs.mongodb.com/manual/tutorial/install-mongodb-on-ubuntu/" text:style-name="Internet_20_link" text:visited-style-name="Visited_20_Internet_20_Link"><text:span text:style-name="T69">https://docs.mongodb.com/manual/tutorial/install-mongodb-on-ubuntu/</text:span></text:a></text:p>
      <text:p text:style-name="P53">first update glibc to at least glibc 2.23-0ubuntu5 <text:s/>before running MongoDB.</text:p>
      <text:p text:style-name="P53">To know the version of glibc execute following query</text:p>
      <text:p text:style-name="P28">ldd --version</text:p>
      <text:p text:style-name="P53"/>
      <text:p text:style-name="P53"><text:line-break/><text:span text:style-name="T57">1. </text:span><text:span text:style-name="T10">Import the public key used by the package management system.</text:span></text:p>
      <text:p text:style-name="P16"/>
      <text:p text:style-name="P17">sudo apt-key adv --keyserver hkp://keyserver.ubuntu.com:80 --recv 0C49F3730359A14518585931BC711F9BA15703C6</text:p>
      <text:p text:style-name="P83">o/p of above query:</text:p>
      <text:p text:style-name="P83"/>
      <text:p text:style-name="P54"><text:s/>--recv 0C49F3730359A14518585931BC711F9BA15703C6</text:p>
      <text:p text:style-name="P54">[sudo] password for rabia: </text:p>
      <text:p text:style-name="P54">Executing: /tmp/tmp.ercPlizRfO/gpg.1.sh --keyserver</text:p>
      <text:p text:style-name="P54">hkp://keyserver.ubuntu.com:80</text:p>
      <text:p text:style-name="P54">--recv</text:p>
      <text:p text:style-name="P54">0C49F3730359A14518585931BC711F9BA15703C6</text:p>
      <text:p text:style-name="P54">gpg: requesting key A15703C6 from hkp server keyserver.ubuntu.com</text:p>
      <text:p text:style-name="P54">gpg: key A15703C6: public key "MongoDB 3.4 Release Signing Key &lt;packaging@mongodb.com&gt;" imported</text:p>
      <text:p text:style-name="P54">gpg: Total number processed: 1</text:p>
      <text:p text:style-name="P54">gpg: <text:s text:c="14"/>imported: 1 <text:s/>(RSA: 1)</text:p>
      <text:p text:style-name="P53"/>
      <text:p text:style-name="P55"><text:span text:style-name="T58">2. </text:span><text:span text:style-name="T10">Create a list file for MongoDB.</text:span></text:p>
      <text:p text:style-name="P56">echo "deb [ arch=amd64,arm64 ] http://repo.mongodb.org/apt/ubuntu xenial/mongodb-org/3.4 multiverse" | sudo tee /etc/apt/sources.list.d/mongodb-org-3.4.list</text:p>
      <text:p text:style-name="P56"/>
      <text:p text:style-name="P57"><text:span text:style-name="T59">3. </text:span><text:span text:style-name="T10">Reload local package database.</text:span></text:p>
      <text:p text:style-name="P18"/>
      <text:p text:style-name="P19">sudo apt-get update</text:p>
      <text:p text:style-name="P19"/>
      <text:p text:style-name="P58"><text:span text:style-name="T11">4. </text:span><text:span text:style-name="T10">Install the MongoDB packages.</text:span></text:p>
      <text:p text:style-name="P59"><text:span text:style-name="T11">I</text:span><text:span text:style-name="T10">nstalling latest mongodb version</text:span></text:p>
      <text:p text:style-name="P111">sudo apt-get install -y mongodb-org</text:p>
      <text:p text:style-name="P21"/>
      <text:p text:style-name="P60">Running Mongodb</text:p>
      <text:p text:style-name="P11"><text:span text:style-name="T15">The MongoDB instance stores its data files in </text:span><text:span text:style-name="Source_20_Text"><text:span text:style-name="T20">/var/lib/mongodb</text:span></text:span><text:span text:style-name="T15"> and its log files in </text:span><text:span text:style-name="Source_20_Text"><text:span text:style-name="T20">/var/log/mongodb</text:span></text:span><text:span text:style-name="T15"> by default, and runs using the </text:span><text:span text:style-name="Source_20_Text"><text:span text:style-name="T20">mongodb</text:span></text:span><text:span text:style-name="T15"> user account. You can specify alternate log and data file directories in </text:span><text:span text:style-name="Source_20_Text"><text:span text:style-name="T20">/etc/mongod.conf</text:span></text:span><text:span text:style-name="T15">. See </text:span><text:a xlink:type="simple" xlink:href="https://docs.mongodb.com/manual/reference/configuration-options/#systemLog.path" text:style-name="Internet_20_link" text:visited-style-name="Visited_20_Internet_20_Link"><text:span text:style-name="Source_20_Text"><text:span text:style-name="T23">systemLog.path</text:span></text:span></text:a><text:span text:style-name="T15"> and </text:span><text:a xlink:type="simple" xlink:href="https://docs.mongodb.com/manual/reference/configuration-options/#storage.dbPath" text:style-name="Internet_20_link" text:visited-style-name="Visited_20_Internet_20_Link"><text:span text:style-name="Source_20_Text"><text:span text:style-name="T23">storage.dbPath</text:span></text:span></text:a><text:span text:style-name="T15"> for additional information.</text:span></text:p>
      <text:p text:style-name="P15"><text:span text:style-name="T18">If you change the user that runs the MongoDB process, you </text:span><text:span text:style-name="Strong_20_Emphasis"><text:span text:style-name="T19">must</text:span></text:span><text:span text:style-name="T18"> modify the access control rights to the </text:span><text:span text:style-name="Source_20_Text"><text:span text:style-name="T22">/var/lib/mongodb</text:span></text:span><text:span text:style-name="T18"> and </text:span><text:span text:style-name="Source_20_Text"><text:span text:style-name="T22">/var/log/mongodb</text:span></text:span><text:span text:style-name="T18"> directories to give this user access to these directories.</text:span></text:p>
      <text:h text:style-name="P109" text:outline-level="3"><text:soft-page-break/>Start MongoDB.</text:h>
      <text:p text:style-name="P61">Sudo service mong<text:span text:style-name="T63">o</text:span>d start</text:p>
      <text:p text:style-name="P6"/>
      <text:p text:style-name="P23"/>
      <text:p text:style-name="P6"><text:line-break/><text:span text:style-name="T10">Verify that MongoDB has started successfully</text:span></text:p>
      <text:p text:style-name="P7"><text:span text:style-name="T15">Verify that the </text:span><text:a xlink:type="simple" xlink:href="https://docs.mongodb.com/manual/reference/program/mongod/#bin.mongod" text:style-name="Internet_20_link" text:visited-style-name="Visited_20_Internet_20_Link"><text:span text:style-name="Source_20_Text"><text:span text:style-name="T23">mongod</text:span></text:span></text:a><text:span text:style-name="T14"> </text:span><text:span text:style-name="T15">process has started successfully by checking the contents of the log file at </text:span><text:span text:style-name="Source_20_Text"><text:span text:style-name="T20">/var/log/mongodb/mongod.log</text:span></text:span><text:span text:style-name="T14"> </text:span><text:span text:style-name="T15">for a line reading</text:span></text:p>
      <text:p text:style-name="P113">[initandlisten] waiting for connections on port &lt;port&gt;</text:p>
      <text:p text:style-name="P20"/>
      <text:p text:style-name="P6"><text:span text:style-name="T15">where </text:span><text:span text:style-name="Source_20_Text"><text:span text:style-name="T20">&lt;port&gt;</text:span></text:span><text:span text:style-name="T17"> </text:span><text:span text:style-name="T15">is the port configured in </text:span><text:span text:style-name="Source_20_Text"><text:span text:style-name="T20">/etc/mongod.conf</text:span></text:span><text:span text:style-name="T15">, </text:span><text:span text:style-name="Source_20_Text"><text:span text:style-name="T20">27017</text:span></text:span><text:span text:style-name="T17"> </text:span><text:span text:style-name="T15">by default.</text:span></text:p>
      <text:p text:style-name="P6"/>
      <text:h text:style-name="P110" text:outline-level="3">Stop MongoDB.</text:h>
      <text:p text:style-name="P63">Sudo service mong<text:span text:style-name="T63">o</text:span>d stop</text:p>
      <text:p text:style-name="P63"/>
      <text:h text:style-name="P110" text:outline-level="3">Restart MongoDB.</text:h>
      <text:p text:style-name="P64">Sudo service mong<text:span text:style-name="T63">o</text:span>d restart</text:p>
      <text:p text:style-name="P6"/>
      <text:p text:style-name="P81"/>
      <text:p text:style-name="P81"/>
      <text:p text:style-name="P81"/>
      <text:p text:style-name="P81"/>
      <text:p text:style-name="P81"/>
      <text:p text:style-name="P81"/>
      <text:p text:style-name="P81"/>
      <text:p text:style-name="P81"/>
      <text:p text:style-name="P81"/>
      <text:p text:style-name="P10"><text:span text:style-name="T71">To install </text:span><text:span text:style-name="T72">mongodb</text:span><text:span text:style-name="T71"> <text:s/>client:</text:span><text:span text:style-name="T70"> </text:span><text:span text:style-name="T12">The </text:span><text:span text:style-name="Source_20_Text"><text:span text:style-name="T22">mongo</text:span></text:span><text:span text:style-name="T12"> Shell</text:span></text:p>
      <text:p text:style-name="P22"/>
      <text:p text:style-name="P10"><text:span text:style-name="T18">The </text:span><text:a xlink:type="simple" xlink:href="https://docs.mongodb.com/manual/reference/program/mongo/#bin.mongo" text:style-name="Internet_20_link" text:visited-style-name="Visited_20_Internet_20_Link"><text:span text:style-name="Source_20_Text"><text:span text:style-name="T25">mongo</text:span></text:span></text:a><text:span text:style-name="T18"> shell is an interactive JavaScript interface to MongoDB. You can use the </text:span><text:a xlink:type="simple" xlink:href="https://docs.mongodb.com/manual/reference/program/mongo/#bin.mongo" text:style-name="Internet_20_link" text:visited-style-name="Visited_20_Internet_20_Link"><text:span text:style-name="Source_20_Text"><text:span text:style-name="T25">mongo</text:span></text:span></text:a><text:span text:style-name="T18"> shell to query and update data as well as perform administrative operations.</text:span></text:p>
      <text:p text:style-name="P65"/>
      <text:p text:style-name="P66">whereis mongod</text:p>
      <text:p text:style-name="P66">mongod: /usr/bin/mongod /etc/mongod.conf /usr/share/man/man1/mongod.1.gz</text:p>
      <text:p text:style-name="P66">mongodb is installed in /usr/bin</text:p>
      <text:p text:style-name="P65"/>
      <text:p text:style-name="P67">first execute service by following command </text:p>
      <text:p text:style-name="P67"><text:s/>sudo service start mongod</text:p>
      <text:p text:style-name="P67"/>
      <text:p text:style-name="P67">cd <text:span text:style-name="T64">/usr/bin </text:span></text:p>
      <text:p text:style-name="P67"/>
      <text:p text:style-name="P67">execute following command </text:p>
      <text:p text:style-name="P67">mongo</text:p>
      <text:p text:style-name="P67"/>
      <text:p text:style-name="P24">To connect to a database on a remote host using authentication and a non-standard port</text:p>
      <text:p text:style-name="P67"/>
      <text:p text:style-name="P114">mongo --username &lt;user&gt; --password &lt;pass&gt; --host &lt;host&gt; --port <text:span text:style-name="T65">28015</text:span></text:p>
      <text:p text:style-name="P65"/>
      <text:p text:style-name="P8">Short form</text:p>
      <text:p text:style-name="P115"/>
      <text:p text:style-name="P115">mongo -u &lt;user&gt; -p &lt;pass&gt; --host &lt;host&gt; --port <text:span text:style-name="T65">28015</text:span></text:p>
      <text:p text:style-name="P8"/>
      <text:p text:style-name="P8"/>
      <text:p text:style-name="P13"><text:span text:style-name="T16">To execute a JavaScript file without evaluating the </text:span><text:span text:style-name="Source_20_Text"><text:span text:style-name="T21">~/.mongorc.js</text:span></text:span><text:span text:style-name="T16"> file before starting a shell session, use the following form:</text:span></text:p>
      <text:p text:style-name="P105">mongo --shell --norc alternate-environment.js</text:p>
      <text:p text:style-name="P108"><text:soft-page-break/>To execute a JavaScript file with authentication, with password prompted rather than provided on the command-line, use the following form:</text:p>
      <text:p text:style-name="P107">mongo script-file.js -u &lt;user&gt; -p</text:p>
      <text:p text:style-name="P13"><text:span text:style-name="T16">To print return a query as </text:span><text:a xlink:type="simple" xlink:href="https://docs.mongodb.com/manual/reference/glossary/#term-json" text:style-name="Internet_20_link" text:visited-style-name="Visited_20_Internet_20_Link"><text:span text:style-name="T24">JSON</text:span></text:a><text:span text:style-name="T16">, from the system prompt using the </text:span><text:span text:style-name="Source_20_Text"><text:span text:style-name="T21">--eval</text:span></text:span><text:span text:style-name="T16"> option, use the following form:</text:span></text:p>
      <text:p text:style-name="P106"><text:span text:style-name="T29">mongo --eval </text:span><text:span text:style-name="T32">'db.collection.find().forEach(printjson)'</text:span></text:p>
      <text:p text:style-name="P8"/>
      <text:p text:style-name="P12"><text:span text:style-name="T15">To display the database you are using, type </text:span><text:span text:style-name="Source_20_Text"><text:span text:style-name="T20">db</text:span></text:span><text:span text:style-name="T15">:</text:span></text:p>
      <text:p text:style-name="P119">db</text:p>
      <text:p text:style-name="P15"><text:span text:style-name="T18">The operation should return </text:span><text:span text:style-name="Source_20_Text"><text:span text:style-name="T22">test</text:span></text:span><text:span text:style-name="T18">, which is the default database. To switch databases, issue the </text:span><text:span text:style-name="Source_20_Text"><text:span text:style-name="T22">use&lt;db&gt;</text:span></text:span><text:span text:style-name="T18"> helper, as in the following example:</text:span></text:p>
      <text:p text:style-name="P119">use <text:span text:style-name="T67">&lt;</text:span>database<text:span text:style-name="T67">&gt;</text:span></text:p>
      <text:p text:style-name="P8"/>
      <text:p text:style-name="P8"/>
      <text:p text:style-name="P12"><text:span text:style-name="T15">You can switch to non-existing databases. When you first store data in the database, such as by creating a collection, MongoDB creates the database. For example, the following creates both the database </text:span><text:span text:style-name="Source_20_Text"><text:span text:style-name="T20">myNewDatabase</text:span></text:span><text:span text:style-name="T15"> and the </text:span><text:a xlink:type="simple" xlink:href="https://docs.mongodb.com/manual/reference/glossary/#term-collection" text:style-name="Internet_20_link" text:visited-style-name="Visited_20_Internet_20_Link"><text:span text:style-name="T23">collection</text:span></text:a><text:span text:style-name="T15"> </text:span><text:span text:style-name="Source_20_Text"><text:span text:style-name="T20">myCollection</text:span></text:span><text:span text:style-name="T15"> during the </text:span><text:a xlink:type="simple" xlink:href="https://docs.mongodb.com/manual/reference/method/db.collection.insertOne/#db.collection.insertOne" text:style-name="Internet_20_link" text:visited-style-name="Visited_20_Internet_20_Link"><text:span text:style-name="Source_20_Text"><text:span text:style-name="T23">insertOne()</text:span></text:span></text:a><text:span text:style-name="T15"> operation:</text:span></text:p>
      <text:p text:style-name="P119">use myNewDatabase</text:p>
      <text:p text:style-name="P120">db.myCollection.insertOne( { x<text:span text:style-name="T67">:</text:span> <text:span text:style-name="T65">1</text:span> } );</text:p>
      <text:p text:style-name="P12"><text:span text:style-name="Source_20_Text"><text:span text:style-name="T20">db</text:span></text:span><text:span text:style-name="T15"> refers to the current database.</text:span></text:p>
      <text:p text:style-name="P8"/>
      <text:h text:style-name="P121" text:outline-level="2">Insert a Single Document</text:h>
      <text:p text:style-name="P14"><text:a xlink:type="simple" xlink:href="https://docs.mongodb.com/manual/reference/method/db.collection.insertOne/#db.collection.insertOne" text:style-name="Internet_20_link" text:visited-style-name="Visited_20_Internet_20_Link"><text:span text:style-name="Source_20_Text"><text:span text:style-name="T62">db.collection.insertOne()</text:span></text:span></text:a><text:span text:style-name="T61"> inserts a </text:span><text:span text:style-name="Emphasis"><text:span text:style-name="T61">single</text:span></text:span><text:span text:style-name="T61"> </text:span><text:a xlink:type="simple" xlink:href="https://docs.mongodb.com/manual/core/document/#bson-document-format" text:style-name="Internet_20_link" text:visited-style-name="Visited_20_Internet_20_Link"><text:span text:style-name="T62">document</text:span></text:a><text:span text:style-name="T61"> into a collection.</text:span></text:p>
      <text:p text:style-name="P117"><text:span text:style-name="T27">db.inventory.insertOne( <text:s text:c="2"/>{ item</text:span><text:span text:style-name="T33">:</text:span><text:span text:style-name="T27"> </text:span><text:span text:style-name="T31">"canvas"</text:span><text:span text:style-name="T27">, qty</text:span><text:span text:style-name="T33">:</text:span><text:span text:style-name="T27"> </text:span><text:span text:style-name="T34">100</text:span><text:span text:style-name="T27">, tags</text:span><text:span text:style-name="T33">:</text:span><text:span text:style-name="T27"> [</text:span><text:span text:style-name="T31">"cotton"</text:span><text:span text:style-name="T27">], size</text:span><text:span text:style-name="T33">:</text:span><text:span text:style-name="T27"> { h</text:span><text:span text:style-name="T33">:</text:span><text:span text:style-name="T27"> </text:span><text:span text:style-name="T34">28</text:span><text:span text:style-name="T27">, w</text:span><text:span text:style-name="T33">:</text:span><text:span text:style-name="T27"> </text:span><text:span text:style-name="T34">35.5</text:span><text:span text:style-name="T27">, uom</text:span><text:span text:style-name="T33">:</text:span><text:span text:style-name="T27"> </text:span><text:span text:style-name="T31">"cm"</text:span><text:span text:style-name="T27"> } }</text:span><text:span text:style-name="T28">)</text:span></text:p>
      <text:p text:style-name="P8"/>
      <text:p text:style-name="P9">To retrieve the document that you just inserted, query the collection:</text:p>
      <text:p text:style-name="P9"/>
      <text:p text:style-name="P116">db.inventory.find( { item<text:span text:style-name="T67">:</text:span> <text:span text:style-name="T66">"canvas"</text:span> } )</text:p>
      <text:p text:style-name="P9"/>
      <text:h text:style-name="P122" text:outline-level="2">Insert Multiple Documents</text:h>
      <text:p text:style-name="P9"><text:a xlink:type="simple" xlink:href="https://docs.mongodb.com/manual/reference/method/db.collection.insertMany/#db.collection.insertMany" text:style-name="Internet_20_link" text:visited-style-name="Visited_20_Internet_20_Link"><text:span text:style-name="Source_20_Text"><text:span text:style-name="T23">db.collection.insertMany()</text:span></text:span></text:a><text:span text:style-name="T14"> </text:span><text:span text:style-name="T15">can insert </text:span><text:span text:style-name="Emphasis"><text:span text:style-name="T60">multiple</text:span></text:span><text:span text:style-name="T14"> </text:span><text:a xlink:type="simple" xlink:href="https://docs.mongodb.com/manual/core/document/#bson-document-format" text:style-name="Internet_20_link" text:visited-style-name="Visited_20_Internet_20_Link"><text:span text:style-name="T23">documents</text:span></text:a><text:span text:style-name="T14"> </text:span><text:span text:style-name="T15">into a collection. Pass an array of documents to the method.</text:span></text:p>
      <text:p text:style-name="P118"><text:soft-page-break/><text:span text:style-name="T13">db.inventory.insertMany([</text:span><text:span text:style-name="T27">{ item</text:span><text:span text:style-name="T33">:</text:span><text:span text:style-name="T27"> </text:span><text:span text:style-name="T31">"journal"</text:span><text:span text:style-name="T27">, qty</text:span><text:span text:style-name="T33">:</text:span><text:span text:style-name="T27"> </text:span><text:span text:style-name="T34">25</text:span><text:span text:style-name="T27">, tags</text:span><text:span text:style-name="T33">:</text:span><text:span text:style-name="T27"> [</text:span><text:span text:style-name="T31">"blank"</text:span><text:span text:style-name="T27">, </text:span><text:span text:style-name="T31">"red"</text:span><text:span text:style-name="T27">], size</text:span><text:span text:style-name="T33">:</text:span><text:span text:style-name="T27"> { h</text:span><text:span text:style-name="T33">:</text:span><text:span text:style-name="T27"> </text:span><text:span text:style-name="T34">14</text:span><text:span text:style-name="T27">, w</text:span><text:span text:style-name="T33">:</text:span><text:span text:style-name="T27"> </text:span><text:span text:style-name="T34">21</text:span><text:span text:style-name="T27">, uom</text:span><text:span text:style-name="T33">:</text:span><text:span text:style-name="T27"> </text:span><text:span text:style-name="T31">"cm"</text:span><text:span text:style-name="T27"> } },{ item</text:span><text:span text:style-name="T33">:</text:span><text:span text:style-name="T27"> </text:span><text:span text:style-name="T31">"mat"</text:span><text:span text:style-name="T27">, qty</text:span><text:span text:style-name="T33">:</text:span><text:span text:style-name="T27"> </text:span><text:span text:style-name="T34">85</text:span><text:span text:style-name="T27">, tags</text:span><text:span text:style-name="T33">:</text:span><text:span text:style-name="T27"> [</text:span><text:span text:style-name="T31">"gray"</text:span><text:span text:style-name="T27">], size</text:span><text:span text:style-name="T33">:</text:span><text:span text:style-name="T27"> { h</text:span><text:span text:style-name="T33">:</text:span><text:span text:style-name="T27"> </text:span><text:span text:style-name="T34">27.9</text:span><text:span text:style-name="T27">, w</text:span><text:span text:style-name="T33">:</text:span><text:span text:style-name="T27"> </text:span><text:span text:style-name="T34">35.5</text:span><text:span text:style-name="T27">, uom</text:span><text:span text:style-name="T33">:</text:span><text:span text:style-name="T27"> </text:span><text:span text:style-name="T31">"cm"</text:span><text:span text:style-name="T27"> } },{ item</text:span><text:span text:style-name="T33">:</text:span><text:span text:style-name="T27"> </text:span><text:span text:style-name="T31">"mousepad"</text:span><text:span text:style-name="T27">, qty</text:span><text:span text:style-name="T33">:</text:span><text:span text:style-name="T27"> </text:span><text:span text:style-name="T34">25</text:span><text:span text:style-name="T27">, tags</text:span><text:span text:style-name="T33">:</text:span><text:span text:style-name="T27"> [</text:span><text:span text:style-name="T31">"gel"</text:span><text:span text:style-name="T27">, </text:span><text:span text:style-name="T31">"blue"</text:span><text:span text:style-name="T27">], size</text:span><text:span text:style-name="T33">:</text:span><text:span text:style-name="T27"> { h</text:span><text:span text:style-name="T33">:</text:span><text:span text:style-name="T27"> </text:span><text:span text:style-name="T34">19</text:span><text:span text:style-name="T27">, w</text:span><text:span text:style-name="T33">:</text:span><text:span text:style-name="T27"> </text:span><text:span text:style-name="T34">22.85</text:span><text:span text:style-name="T27">, uom</text:span><text:span text:style-name="T33">:</text:span><text:span text:style-name="T27"> </text:span><text:span text:style-name="T31">"cm"</text:span><text:span text:style-name="T27"> } }</text:span><text:span text:style-name="T13">])</text:span></text:p>
      <text:p text:style-name="P8"/>
      <text:p text:style-name="P8"><text:span text:style-name="T15">To retrieve the inserted documents, </text:span><text:a xlink:type="simple" xlink:href="https://docs.mongodb.com/manual/tutorial/query-documents/#read-operations-query-document" text:style-name="Internet_20_link" text:visited-style-name="Visited_20_Internet_20_Link"><text:span text:style-name="T23">query the collection</text:span></text:a><text:span text:style-name="T15">:</text:span></text:p>
      <text:p text:style-name="P25"/>
      <text:p text:style-name="P112">db.inventory.find( {} )</text:p>
      <text:p text:style-name="P25"/>
      <text:p text:style-name="P65"/>
      <text:p text:style-name="P27"><text:span text:style-name="Source_20_Text"><text:span text:style-name="T5"/></text:span></text:p>
      <text:p text:style-name="P2"><text:span text:style-name="Source_20_Text"><text:span text:style-name="T4"><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kzidenz" svg:font-family="Akzidenz, 'Helvetica Neue', Helvetica, Arial, sans-serif"/>
    <style:font-face style:name="Open Sans" svg:font-family="'Open Sans', Arial, Helvetica, sans-serif"/>
    <style:font-face style:name="Source Code Pro" svg:font-family="'Source Code Pro',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0:44:29.595793975</meta:creation-date>
    <meta:generator>LibreOffice/5.1.6.2$Linux_X86_64 LibreOffice_project/10m0$Build-2</meta:generator>
    <dc:date>2017-07-07T15:19:02.334620149</dc:date>
    <meta:editing-duration>PT10H51M2S</meta:editing-duration>
    <meta:editing-cycles>67</meta:editing-cycles>
    <meta:document-statistic meta:table-count="0" meta:image-count="0" meta:object-count="0" meta:page-count="7" meta:paragraph-count="131" meta:word-count="1244" meta:character-count="8457" meta:non-whitespace-character-count="7282"/>
  </office:meta>
</office:document-meta>
</file>